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6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9.26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21.96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000">
      <style:table-cell-properties fo:background-color="#ffff00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8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10000"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1000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10000"/>
    <style:style style:name="ce6" style:family="table-cell" style:parent-style-name="Default" style:data-style-name="N1000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Excel_20_Built-in_20_Percent" style:data-style-name="N10010">
      <style:table-cell-properties style:cell-protect="protected" style:print-content="true"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__Giełda" table:style-name="ta1">
        <table:shapes>
          <draw:frame draw:z-index="0" draw:name="Wykres 1" draw:style-name="gr1" svg:width="278.32mm" svg:height="162.44mm" svg:x="76.98mm" svg:y="16.67mm">
            <loext:p/>
            <draw:object draw:notify-on-update-of-ranges="1__Giełda.A2:1__Giełda.A22 1__Giełda.B1:1__Giełda.B1 1__Giełda.B2:1__Giełda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2-11-30" calcext:value-type="date">
            <text:p>2012-11-30</text:p>
          </table:table-cell>
          <table:table-cell table:style-name="ce5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2-11-29" calcext:value-type="date">
            <text:p>2012-11-29</text:p>
          </table:table-cell>
          <table:table-cell table:style-name="ce5" office:value-type="float" office:value="47911.46" calcext:value-type="float">
            <text:p>47 911,46</text:p>
          </table:table-cell>
          <table:table-cell table:number-columns-repeated="6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date" office:date-value="2012-11-28" calcext:value-type="date">
            <text:p>2012-11-28</text:p>
          </table:table-cell>
          <table:table-cell table:style-name="ce5" office:value-type="float" office:value="47422.73" calcext:value-type="float">
            <text:p>47 422,73</text:p>
          </table:table-cell>
          <table:table-cell table:number-columns-repeated="4"/>
          <table:table-cell table:style-name="ce1" table:number-columns-repeated="18"/>
          <table:table-cell table:number-columns-repeated="1000"/>
        </table:table-row>
        <table:table-row table:style-name="ro1">
          <table:table-cell table:style-name="ce4" office:value-type="date" office:date-value="2012-11-27" calcext:value-type="date">
            <text:p>2012-11-27</text:p>
          </table:table-cell>
          <table:table-cell table:style-name="ce5" office:value-type="float" office:value="47596.12" calcext:value-type="float">
            <text:p>47 596,12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1000"/>
        </table:table-row>
        <table:table-row table:style-name="ro1">
          <table:table-cell table:style-name="ce4" office:value-type="date" office:date-value="2012-11-26" calcext:value-type="date">
            <text:p>2012-11-26</text:p>
          </table:table-cell>
          <table:table-cell table:style-name="ce5" office:value-type="float" office:value="47718.8" calcext:value-type="float">
            <text:p>47 718,80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1000"/>
        </table:table-row>
        <table:table-row table:style-name="ro1">
          <table:table-cell table:style-name="ce4" office:value-type="date" office:date-value="2012-11-23" calcext:value-type="date">
            <text:p>2012-11-23</text:p>
          </table:table-cell>
          <table:table-cell table:style-name="ce5" office:value-type="float" office:value="47693.24" calcext:value-type="float">
            <text:p>47 693,24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2" calcext:value-type="date">
            <text:p>2012-11-22</text:p>
          </table:table-cell>
          <table:table-cell table:style-name="ce5" office:value-type="float" office:value="47732.9" calcext:value-type="float">
            <text:p>47 732,90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1" calcext:value-type="date">
            <text:p>2012-11-21</text:p>
          </table:table-cell>
          <table:table-cell table:style-name="ce5" office:value-type="float" office:value="47363.9" calcext:value-type="float">
            <text:p>47 363,90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0" calcext:value-type="date">
            <text:p>2012-11-20</text:p>
          </table:table-cell>
          <table:table-cell table:style-name="ce5" office:value-type="float" office:value="47651.54" calcext:value-type="float">
            <text:p>47 651,54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9" calcext:value-type="date">
            <text:p>2012-11-19</text:p>
          </table:table-cell>
          <table:table-cell table:style-name="ce5" office:value-type="float" office:value="47516.86" calcext:value-type="float">
            <text:p>47 516,86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6" calcext:value-type="date">
            <text:p>2012-11-16</text:p>
          </table:table-cell>
          <table:table-cell table:style-name="ce5" office:value-type="float" office:value="47892.91" calcext:value-type="float">
            <text:p>47 892,91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5" calcext:value-type="date">
            <text:p>2012-11-15</text:p>
          </table:table-cell>
          <table:table-cell table:style-name="ce5" office:value-type="float" office:value="47637.57" calcext:value-type="float">
            <text:p>47 637,57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4" calcext:value-type="date">
            <text:p>2012-11-14</text:p>
          </table:table-cell>
          <table:table-cell table:style-name="ce5" office:value-type="float" office:value="47649.66" calcext:value-type="float">
            <text:p>47 649,66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3" calcext:value-type="date">
            <text:p>2012-11-13</text:p>
          </table:table-cell>
          <table:table-cell table:style-name="ce5" office:value-type="float" office:value="47510.17" calcext:value-type="float">
            <text:p>47 510,1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2" calcext:value-type="date">
            <text:p>2012-11-12</text:p>
          </table:table-cell>
          <table:table-cell table:style-name="ce5" office:value-type="float" office:value="47465.15" calcext:value-type="float">
            <text:p>47 465,15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9" calcext:value-type="date">
            <text:p>2012-11-09</text:p>
          </table:table-cell>
          <table:table-cell table:style-name="ce5" office:value-type="float" office:value="47554.07" calcext:value-type="float">
            <text:p>47 554,0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8" calcext:value-type="date">
            <text:p>2012-11-08</text:p>
          </table:table-cell>
          <table:table-cell table:style-name="ce5" office:value-type="float" office:value="47516.57" calcext:value-type="float">
            <text:p>47 516,5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7" calcext:value-type="date">
            <text:p>2012-11-07</text:p>
          </table:table-cell>
          <table:table-cell table:style-name="ce5" office:value-type="float" office:value="47348.16" calcext:value-type="float">
            <text:p>47 348,16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6" calcext:value-type="date">
            <text:p>2012-11-06</text:p>
          </table:table-cell>
          <table:table-cell table:style-name="ce5" office:value-type="float" office:value="46868.43" calcext:value-type="float">
            <text:p>46 868,43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" office:value-type="date" office:date-value="2012-11-05" calcext:value-type="date">
            <text:p>2012-11-05</text:p>
          </table:table-cell>
          <table:table-cell table:style-name="ce5" office:value-type="float" office:value="46481.15" calcext:value-type="float">
            <text:p>46 481,15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" office:value-type="date" office:date-value="2012-11-02" calcext:value-type="date">
            <text:p>2012-11-02</text:p>
          </table:table-cell>
          <table:table-cell table:style-name="ce5" office:value-type="float" office:value="46145.34" calcext:value-type="float">
            <text:p>46 145,34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 table:number-rows-repeated="7">
          <table:table-cell table:number-columns-repeated="25"/>
          <table:table-cell table:style-name="ce1"/>
          <table:table-cell table:number-columns-repeated="998"/>
        </table:table-row>
        <table:table-row table:style-name="ro1" table:number-rows-repeated="3">
          <table:table-cell table:number-columns-repeated="9"/>
          <table:table-cell table:style-name="ce1" table:number-columns-repeated="17"/>
          <table:table-cell table:number-columns-repeated="998"/>
        </table:table-row>
        <table:table-row table:style-name="ro1" table:number-rows-repeated="10">
          <table:table-cell table:number-columns-repeated="11"/>
          <table:table-cell table:style-name="ce1" table:number-columns-repeated="15"/>
          <table:table-cell table:number-columns-repeated="998"/>
        </table:table-row>
        <table:table-row table:style-name="ro1" table:number-rows-repeated="2">
          <table:table-cell table:number-columns-repeated="13"/>
          <table:table-cell table:style-name="ce1" table:number-columns-repeated="13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_Wybory" table:style-name="ta1">
        <table:shapes>
          <draw:frame draw:z-index="0" draw:name="Wykres 1" draw:style-name="gr1" svg:width="327.04mm" svg:height="183.95mm" svg:x="74.31mm" svg:y="15.18mm">
            <loext:p/>
            <draw:object draw:notify-on-update-of-ranges="2__Wybory.A2:2__Wybory.A5 2__Wybory.B1:2__Wybory.B1 2__Wybory.B2:2__Wybory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Kandydat</text:p>
          </table:table-cell>
          <table:table-cell table:style-name="ce2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nek Wiśniewski (1C)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asia Nowak (3B)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rota Kowalska (2A)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ek Kowalski (2A)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_Matematyczne_I" table:style-name="ta1">
        <table:shapes>
          <draw:frame draw:z-index="0" draw:name="Wykres 1" draw:style-name="gr1" svg:width="159.87mm" svg:height="89.96mm" svg:x="85.1mm" svg:y="401.73mm">
            <loext:p/>
            <draw:object draw:notify-on-update-of-ranges="3__Matematyczne_I.A2:3__Matematyczne_I.A102 3__Matematyczne_I.B1:3__Matematyczne_I.B1 3__Matematyczne_I.B2:3__Matematyczne_I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3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-4.9" calcext:value-type="float">
            <text:p>-4,9</text:p>
          </table:table-cell>
          <table:table-cell table:style-name="ce6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6" office:value-type="float" office:value="-4.8" calcext:value-type="float">
            <text:p>-4,8</text:p>
          </table:table-cell>
          <table:table-cell table:style-name="ce6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6" office:value-type="float" office:value="-4.7" calcext:value-type="float">
            <text:p>-4,7</text:p>
          </table:table-cell>
          <table:table-cell table:style-name="ce6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6" office:value-type="float" office:value="-4.6" calcext:value-type="float">
            <text:p>-4,6</text:p>
          </table:table-cell>
          <table:table-cell table:style-name="ce6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6" office:value-type="float" office:value="-4.5" calcext:value-type="float">
            <text:p>-4,5</text:p>
          </table:table-cell>
          <table:table-cell table:style-name="ce6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6" office:value-type="float" office:value="-4.4" calcext:value-type="float">
            <text:p>-4,4</text:p>
          </table:table-cell>
          <table:table-cell table:style-name="ce6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6" office:value-type="float" office:value="-4.3" calcext:value-type="float">
            <text:p>-4,3</text:p>
          </table:table-cell>
          <table:table-cell table:style-name="ce6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6" office:value-type="float" office:value="-4.2" calcext:value-type="float">
            <text:p>-4,2</text:p>
          </table:table-cell>
          <table:table-cell table:style-name="ce6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6" office:value-type="float" office:value="-4.1" calcext:value-type="float">
            <text:p>-4,1</text:p>
          </table:table-cell>
          <table:table-cell table:style-name="ce6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6" office:value-type="float" office:value="-4" calcext:value-type="float">
            <text:p>-4</text:p>
          </table:table-cell>
          <table:table-cell table:style-name="ce6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-3.9" calcext:value-type="float">
            <text:p>-3,9</text:p>
          </table:table-cell>
          <table:table-cell table:style-name="ce6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6" office:value-type="float" office:value="-3.8" calcext:value-type="float">
            <text:p>-3,8</text:p>
          </table:table-cell>
          <table:table-cell table:style-name="ce6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6" office:value-type="float" office:value="-3.7" calcext:value-type="float">
            <text:p>-3,7</text:p>
          </table:table-cell>
          <table:table-cell table:style-name="ce6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6" office:value-type="float" office:value="-3.6" calcext:value-type="float">
            <text:p>-3,6</text:p>
          </table:table-cell>
          <table:table-cell table:style-name="ce6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6" office:value-type="float" office:value="-3.50000000000001" calcext:value-type="float">
            <text:p>-3,50000000000001</text:p>
          </table:table-cell>
          <table:table-cell table:style-name="ce6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6" office:value-type="float" office:value="-3.40000000000001" calcext:value-type="float">
            <text:p>-3,40000000000001</text:p>
          </table:table-cell>
          <table:table-cell table:style-name="ce6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6" office:value-type="float" office:value="-3.30000000000001" calcext:value-type="float">
            <text:p>-3,30000000000001</text:p>
          </table:table-cell>
          <table:table-cell table:style-name="ce6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6" office:value-type="float" office:value="-3.20000000000001" calcext:value-type="float">
            <text:p>-3,20000000000001</text:p>
          </table:table-cell>
          <table:table-cell table:style-name="ce6" table:formula="of:=1/(POWER([.A20];2)-1)" office:value-type="float" office:value="0.108225108225108" calcext:value-type="float">
            <text:p>0,108225108225108</text:p>
          </table:table-cell>
          <table:table-cell table:number-columns-repeated="1022"/>
        </table:table-row>
        <table:table-row table:style-name="ro1">
          <table:table-cell table:style-name="ce6" office:value-type="float" office:value="-3.10000000000001" calcext:value-type="float">
            <text:p>-3,10000000000001</text:p>
          </table:table-cell>
          <table:table-cell table:style-name="ce6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6" office:value-type="float" office:value="-3.00000000000001" calcext:value-type="float">
            <text:p>-3,00000000000001</text:p>
          </table:table-cell>
          <table:table-cell table:style-name="ce6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6" office:value-type="float" office:value="-2.90000000000001" calcext:value-type="float">
            <text:p>-2,90000000000001</text:p>
          </table:table-cell>
          <table:table-cell table:style-name="ce6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6" office:value-type="float" office:value="-2.80000000000001" calcext:value-type="float">
            <text:p>-2,80000000000001</text:p>
          </table:table-cell>
          <table:table-cell table:style-name="ce6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6" office:value-type="float" office:value="-2.70000000000001" calcext:value-type="float">
            <text:p>-2,70000000000001</text:p>
          </table:table-cell>
          <table:table-cell table:style-name="ce6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6" office:value-type="float" office:value="-2.60000000000001" calcext:value-type="float">
            <text:p>-2,60000000000001</text:p>
          </table:table-cell>
          <table:table-cell table:style-name="ce6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6" office:value-type="float" office:value="-2.50000000000001" calcext:value-type="float">
            <text:p>-2,50000000000001</text:p>
          </table:table-cell>
          <table:table-cell table:style-name="ce6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6" office:value-type="float" office:value="-2.40000000000001" calcext:value-type="float">
            <text:p>-2,40000000000001</text:p>
          </table:table-cell>
          <table:table-cell table:style-name="ce6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6" office:value-type="float" office:value="-2.30000000000001" calcext:value-type="float">
            <text:p>-2,30000000000001</text:p>
          </table:table-cell>
          <table:table-cell table:style-name="ce6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6" office:value-type="float" office:value="-2.20000000000001" calcext:value-type="float">
            <text:p>-2,20000000000001</text:p>
          </table:table-cell>
          <table:table-cell table:style-name="ce6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6" office:value-type="float" office:value="-2.10000000000001" calcext:value-type="float">
            <text:p>-2,10000000000001</text:p>
          </table:table-cell>
          <table:table-cell table:style-name="ce6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6" office:value-type="float" office:value="-2.00000000000001" calcext:value-type="float">
            <text:p>-2,00000000000001</text:p>
          </table:table-cell>
          <table:table-cell table:style-name="ce6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6" office:value-type="float" office:value="-1.90000000000001" calcext:value-type="float">
            <text:p>-1,90000000000001</text:p>
          </table:table-cell>
          <table:table-cell table:style-name="ce6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6" office:value-type="float" office:value="-1.80000000000001" calcext:value-type="float">
            <text:p>-1,80000000000001</text:p>
          </table:table-cell>
          <table:table-cell table:style-name="ce6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6" office:value-type="float" office:value="-1.70000000000001" calcext:value-type="float">
            <text:p>-1,70000000000001</text:p>
          </table:table-cell>
          <table:table-cell table:style-name="ce6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6" office:value-type="float" office:value="-1.60000000000001" calcext:value-type="float">
            <text:p>-1,60000000000001</text:p>
          </table:table-cell>
          <table:table-cell table:style-name="ce6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6" office:value-type="float" office:value="-1.50000000000001" calcext:value-type="float">
            <text:p>-1,50000000000001</text:p>
          </table:table-cell>
          <table:table-cell table:style-name="ce6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6" office:value-type="float" office:value="-1.40000000000001" calcext:value-type="float">
            <text:p>-1,40000000000001</text:p>
          </table:table-cell>
          <table:table-cell table:style-name="ce6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6" office:value-type="float" office:value="-1.30000000000001" calcext:value-type="float">
            <text:p>-1,30000000000001</text:p>
          </table:table-cell>
          <table:table-cell table:style-name="ce6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6" office:value-type="float" office:value="-1.20000000000001" calcext:value-type="float">
            <text:p>-1,20000000000001</text:p>
          </table:table-cell>
          <table:table-cell table:style-name="ce6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6" office:value-type="float" office:value="-1.10000000000001" calcext:value-type="float">
            <text:p>-1,10000000000001</text:p>
          </table:table-cell>
          <table:table-cell table:style-name="ce6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6" office:value-type="float" office:value="-1.00000000000001" calcext:value-type="float">
            <text:p>-1,00000000000001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float" office:value="-0.90000000000001" calcext:value-type="float">
            <text:p>-0,90000000000001</text:p>
          </table:table-cell>
          <table:table-cell table:style-name="ce6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6" office:value-type="float" office:value="-0.80000000000001" calcext:value-type="float">
            <text:p>-0,80000000000001</text:p>
          </table:table-cell>
          <table:table-cell table:style-name="ce6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6" office:value-type="float" office:value="-0.70000000000001" calcext:value-type="float">
            <text:p>-0,70000000000001</text:p>
          </table:table-cell>
          <table:table-cell table:style-name="ce6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6" office:value-type="float" office:value="-0.60000000000001" calcext:value-type="float">
            <text:p>-0,60000000000001</text:p>
          </table:table-cell>
          <table:table-cell table:style-name="ce6" table:formula="of:=1/(POWER([.A46];2)-1)" office:value-type="float" office:value="-1.56250000000003" calcext:value-type="float">
            <text:p>-1,56250000000003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500000000000009" calcext:value-type="float">
            <text:p>-0,500000000000009</text:p>
          </table:table-cell>
          <table:table-cell table:style-name="ce6" table:formula="of:=1/(POWER([.A47];2)-1)" office:value-type="float" office:value="-1.33333333333335" calcext:value-type="float">
            <text:p>-1,33333333333335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400000000000009" calcext:value-type="float">
            <text:p>-0,400000000000009</text:p>
          </table:table-cell>
          <table:table-cell table:style-name="ce6" table:formula="of:=1/(POWER([.A48];2)-1)" office:value-type="float" office:value="-1.1904761904762" calcext:value-type="float">
            <text:p>-1,1904761904762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300000000000009" calcext:value-type="float">
            <text:p>-0,300000000000009</text:p>
          </table:table-cell>
          <table:table-cell table:style-name="ce6" table:formula="of:=1/(POWER([.A49];2)-1)" office:value-type="float" office:value="-1.09890109890111" calcext:value-type="float">
            <text:p>-1,0989010989011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-0.200000000000009" calcext:value-type="float">
            <text:p>-0,200000000000009</text:p>
          </table:table-cell>
          <table:table-cell table:style-name="ce6" table:formula="of:=1/(POWER([.A50];2)-1)" office:value-type="float" office:value="-1.04166666666667" calcext:value-type="float">
            <text:p>-1,04166666666667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-0.10000000000001" calcext:value-type="float">
            <text:p>-0,10000000000001</text:p>
          </table:table-cell>
          <table:table-cell table:style-name="ce6" table:formula="of:=1/(POWER([.A51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1/(POWER([.A52];2)-1)" office:value-type="float" office:value="-1" calcext:value-type="float">
            <text:p>-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0999999999999899" calcext:value-type="float">
            <text:p>0,09999999999999</text:p>
          </table:table-cell>
          <table:table-cell table:style-name="ce6" table:formula="of:=1/(POWER([.A53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19999999999999" calcext:value-type="float">
            <text:p>0,19999999999999</text:p>
          </table:table-cell>
          <table:table-cell table:style-name="ce6" table:formula="of:=1/(POWER([.A54];2)-1)" office:value-type="float" office:value="-1.04166666666666" calcext:value-type="float">
            <text:p>-1,04166666666666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29999999999999" calcext:value-type="float">
            <text:p>0,29999999999999</text:p>
          </table:table-cell>
          <table:table-cell table:style-name="ce6" table:formula="of:=1/(POWER([.A55];2)-1)" office:value-type="float" office:value="-1.09890109890109" calcext:value-type="float">
            <text:p>-1,09890109890109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39999999999999" calcext:value-type="float">
            <text:p>0,39999999999999</text:p>
          </table:table-cell>
          <table:table-cell table:style-name="ce6" table:formula="of:=1/(POWER([.A56];2)-1)" office:value-type="float" office:value="-1.19047619047618" calcext:value-type="float">
            <text:p>-1,19047619047618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49999999999999" calcext:value-type="float">
            <text:p>0,49999999999999</text:p>
          </table:table-cell>
          <table:table-cell table:style-name="ce6" table:formula="of:=1/(POWER([.A57];2)-1)" office:value-type="float" office:value="-1.33333333333332" calcext:value-type="float">
            <text:p>-1,33333333333332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59999999999999" calcext:value-type="float">
            <text:p>0,59999999999999</text:p>
          </table:table-cell>
          <table:table-cell table:style-name="ce6" table:formula="of:=1/(POWER([.A58];2)-1)" office:value-type="float" office:value="-1.56249999999997" calcext:value-type="float">
            <text:p>-1,56249999999997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69999999999999" calcext:value-type="float">
            <text:p>0,69999999999999</text:p>
          </table:table-cell>
          <table:table-cell table:style-name="ce6" table:formula="of:=1/(POWER([.A59];2)-1)" office:value-type="float" office:value="-1.96078431372544" calcext:value-type="float">
            <text:p>-1,96078431372544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79999999999999" calcext:value-type="float">
            <text:p>0,79999999999999</text:p>
          </table:table-cell>
          <table:table-cell table:style-name="ce6" table:formula="of:=1/(POWER([.A60];2)-1)" office:value-type="float" office:value="-2.77777777777766" calcext:value-type="float">
            <text:p>-2,77777777777766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89999999999999" calcext:value-type="float">
            <text:p>0,89999999999999</text:p>
          </table:table-cell>
          <table:table-cell table:style-name="ce6" table:formula="of:=1/(POWER([.A61];2)-1)" office:value-type="float" office:value="-5.26315789473635" calcext:value-type="float">
            <text:p>-5,26315789473635</text:p>
          </table:table-cell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0.99999999999999" calcext:value-type="float">
            <text:p>0,99999999999999</text:p>
          </table:table-cell>
          <table:table-cell table:style-name="ce6"/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1.09999999999999" calcext:value-type="float">
            <text:p>1,09999999999999</text:p>
          </table:table-cell>
          <table:table-cell table:style-name="ce6" table:formula="of:=1/(POWER([.A63];2)-1)" office:value-type="float" office:value="4.76190476190526" calcext:value-type="float">
            <text:p>4,76190476190526</text:p>
          </table:table-cell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1.19999999999999" calcext:value-type="float">
            <text:p>1,19999999999999</text:p>
          </table:table-cell>
          <table:table-cell table:style-name="ce6" table:formula="of:=1/(POWER([.A64];2)-1)" office:value-type="float" office:value="2.2727272727274" calcext:value-type="float">
            <text:p>2,2727272727274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29999999999999" calcext:value-type="float">
            <text:p>1,29999999999999</text:p>
          </table:table-cell>
          <table:table-cell table:style-name="ce6" table:formula="of:=1/(POWER([.A65];2)-1)" office:value-type="float" office:value="1.44927536231889" calcext:value-type="float">
            <text:p>1,4492753623188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39999999999999" calcext:value-type="float">
            <text:p>1,39999999999999</text:p>
          </table:table-cell>
          <table:table-cell table:style-name="ce6" table:formula="of:=1/(POWER([.A66];2)-1)" office:value-type="float" office:value="1.0416666666667" calcext:value-type="float">
            <text:p>1,0416666666667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49999999999999" calcext:value-type="float">
            <text:p>1,49999999999999</text:p>
          </table:table-cell>
          <table:table-cell table:style-name="ce6" table:formula="of:=1/(POWER([.A67];2)-1)" office:value-type="float" office:value="0.800000000000019" calcext:value-type="float">
            <text:p>0,80000000000001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59999999999999" calcext:value-type="float">
            <text:p>1,59999999999999</text:p>
          </table:table-cell>
          <table:table-cell table:style-name="ce6" table:formula="of:=1/(POWER([.A68];2)-1)" office:value-type="float" office:value="0.641025641025654" calcext:value-type="float">
            <text:p>0,641025641025654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69999999999999" calcext:value-type="float">
            <text:p>1,69999999999999</text:p>
          </table:table-cell>
          <table:table-cell table:style-name="ce6" table:formula="of:=1/(POWER([.A69];2)-1)" office:value-type="float" office:value="0.529100529100539" calcext:value-type="float">
            <text:p>0,52910052910053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79999999999999" calcext:value-type="float">
            <text:p>1,79999999999999</text:p>
          </table:table-cell>
          <table:table-cell table:style-name="ce6" table:formula="of:=1/(POWER([.A70];2)-1)" office:value-type="float" office:value="0.446428571428579" calcext:value-type="float">
            <text:p>0,44642857142857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89999999999999" calcext:value-type="float">
            <text:p>1,89999999999999</text:p>
          </table:table-cell>
          <table:table-cell table:style-name="ce6" table:formula="of:=1/(POWER([.A71];2)-1)" office:value-type="float" office:value="0.383141762452113" calcext:value-type="float">
            <text:p>0,383141762452113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99999999999999" calcext:value-type="float">
            <text:p>1,99999999999999</text:p>
          </table:table-cell>
          <table:table-cell table:style-name="ce6" table:formula="of:=1/(POWER([.A72];2)-1)" office:value-type="float" office:value="0.333333333333338" calcext:value-type="float">
            <text:p>0,333333333333338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09999999999999" calcext:value-type="float">
            <text:p>2,09999999999999</text:p>
          </table:table-cell>
          <table:table-cell table:style-name="ce6" table:formula="of:=1/(POWER([.A73];2)-1)" office:value-type="float" office:value="0.293255131964813" calcext:value-type="float">
            <text:p>0,293255131964813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19999999999999" calcext:value-type="float">
            <text:p>2,19999999999999</text:p>
          </table:table-cell>
          <table:table-cell table:style-name="ce6" table:formula="of:=1/(POWER([.A74];2)-1)" office:value-type="float" office:value="0.26041666666667" calcext:value-type="float">
            <text:p>0,26041666666667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29999999999999" calcext:value-type="float">
            <text:p>2,29999999999999</text:p>
          </table:table-cell>
          <table:table-cell table:style-name="ce6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6" office:value-type="float" office:value="2.39999999999999" calcext:value-type="float">
            <text:p>2,39999999999999</text:p>
          </table:table-cell>
          <table:table-cell table:style-name="ce6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6" office:value-type="float" office:value="2.49999999999999" calcext:value-type="float">
            <text:p>2,49999999999999</text:p>
          </table:table-cell>
          <table:table-cell table:style-name="ce6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6" office:value-type="float" office:value="2.59999999999999" calcext:value-type="float">
            <text:p>2,59999999999999</text:p>
          </table:table-cell>
          <table:table-cell table:style-name="ce6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6" office:value-type="float" office:value="2.69999999999999" calcext:value-type="float">
            <text:p>2,69999999999999</text:p>
          </table:table-cell>
          <table:table-cell table:style-name="ce6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6" office:value-type="float" office:value="2.79999999999999" calcext:value-type="float">
            <text:p>2,79999999999999</text:p>
          </table:table-cell>
          <table:table-cell table:style-name="ce6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6" office:value-type="float" office:value="2.89999999999999" calcext:value-type="float">
            <text:p>2,89999999999999</text:p>
          </table:table-cell>
          <table:table-cell table:style-name="ce6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6" office:value-type="float" office:value="2.99999999999999" calcext:value-type="float">
            <text:p>2,99999999999999</text:p>
          </table:table-cell>
          <table:table-cell table:style-name="ce6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6" office:value-type="float" office:value="3.09999999999999" calcext:value-type="float">
            <text:p>3,09999999999999</text:p>
          </table:table-cell>
          <table:table-cell table:style-name="ce6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6" office:value-type="float" office:value="3.19999999999999" calcext:value-type="float">
            <text:p>3,19999999999999</text:p>
          </table:table-cell>
          <table:table-cell table:style-name="ce6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6" office:value-type="float" office:value="3.29999999999999" calcext:value-type="float">
            <text:p>3,29999999999999</text:p>
          </table:table-cell>
          <table:table-cell table:style-name="ce6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6" office:value-type="float" office:value="3.39999999999999" calcext:value-type="float">
            <text:p>3,39999999999999</text:p>
          </table:table-cell>
          <table:table-cell table:style-name="ce6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6" office:value-type="float" office:value="3.49999999999999" calcext:value-type="float">
            <text:p>3,49999999999999</text:p>
          </table:table-cell>
          <table:table-cell table:style-name="ce6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6" office:value-type="float" office:value="3.59999999999999" calcext:value-type="float">
            <text:p>3,59999999999999</text:p>
          </table:table-cell>
          <table:table-cell table:style-name="ce6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6" office:value-type="float" office:value="3.69999999999999" calcext:value-type="float">
            <text:p>3,69999999999999</text:p>
          </table:table-cell>
          <table:table-cell table:style-name="ce6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6" office:value-type="float" office:value="3.79999999999999" calcext:value-type="float">
            <text:p>3,79999999999999</text:p>
          </table:table-cell>
          <table:table-cell table:style-name="ce6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6" office:value-type="float" office:value="3.89999999999999" calcext:value-type="float">
            <text:p>3,89999999999999</text:p>
          </table:table-cell>
          <table:table-cell table:style-name="ce6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6" office:value-type="float" office:value="3.99999999999999" calcext:value-type="float">
            <text:p>3,99999999999999</text:p>
          </table:table-cell>
          <table:table-cell table:style-name="ce6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4.09999999999999" calcext:value-type="float">
            <text:p>4,09999999999999</text:p>
          </table:table-cell>
          <table:table-cell table:style-name="ce6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6" office:value-type="float" office:value="4.19999999999999" calcext:value-type="float">
            <text:p>4,19999999999999</text:p>
          </table:table-cell>
          <table:table-cell table:style-name="ce6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6" office:value-type="float" office:value="4.29999999999999" calcext:value-type="float">
            <text:p>4,29999999999999</text:p>
          </table:table-cell>
          <table:table-cell table:style-name="ce6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6" office:value-type="float" office:value="4.4" calcext:value-type="float">
            <text:p>4,4</text:p>
          </table:table-cell>
          <table:table-cell table:style-name="ce6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6" office:value-type="float" office:value="4.49999999999999" calcext:value-type="float">
            <text:p>4,49999999999999</text:p>
          </table:table-cell>
          <table:table-cell table:style-name="ce6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6" office:value-type="float" office:value="4.59999999999999" calcext:value-type="float">
            <text:p>4,59999999999999</text:p>
          </table:table-cell>
          <table:table-cell table:style-name="ce6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6" office:value-type="float" office:value="4.7" calcext:value-type="float">
            <text:p>4,7</text:p>
          </table:table-cell>
          <table:table-cell table:style-name="ce6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6" office:value-type="float" office:value="4.8" calcext:value-type="float">
            <text:p>4,8</text:p>
          </table:table-cell>
          <table:table-cell table:style-name="ce6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6" office:value-type="float" office:value="4.9" calcext:value-type="float">
            <text:p>4,9</text:p>
          </table:table-cell>
          <table:table-cell table:style-name="ce6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6" office:value-type="float" office:value="4.99999999999999" calcext:value-type="float">
            <text:p>4,99999999999999</text:p>
          </table:table-cell>
          <table:table-cell table:style-name="ce6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_Matematyczne_II" table:style-name="ta1">
        <table:shapes>
          <draw:frame draw:z-index="0" draw:name="Wykres 1" draw:style-name="gr1" svg:width="159.84mm" svg:height="89.96mm" svg:x="116.59mm" svg:y="488.32mm">
            <loext:p/>
            <draw:object draw:notify-on-update-of-ranges="4__Matematyczne_II.A2:4__Matematyczne_II.A146 4__Matematyczne_II.B1:4__Matematyczne_II.B1 4__Matematyczne_II.B2:4__Matematyczne_II.B146 4__Matematyczne_II.A2:4__Matematyczne_II.A146 4__Matematyczne_II.C1:4__Matematyczne_II.C1 4__Matematyczne_II.C2:4__Matematyczne_II.C146 4__Matematyczne_II.A2:4__Matematyczne_II.A146 4__Matematyczne_II.D1:4__Matematyczne_II.D1 4__Matematyczne_II.D2:4__Matematyczne_II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3"/>
        <table:table-column table:style-name="co8" table:number-columns-repeated="3" table:default-cell-style-name="ce3"/>
        <table:table-column table:style-name="co3" table:number-columns-repeated="1019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 = sin(x)</text:p>
          </table:table-cell>
          <table:table-cell table:style-name="ce7" office:value-type="string" calcext:value-type="string">
            <text:p>y = sin(3x)</text:p>
          </table:table-cell>
          <table:table-cell table:style-name="ce7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6" office:value-type="float" office:value="-360" calcext:value-type="float">
            <text:p>-360</text:p>
          </table:table-cell>
          <table:table-cell table:style-name="ce6" table:formula="of:=SIN(RADIANS([.A2]))" office:value-type="float" office:value="2.45029690981724E-016" calcext:value-type="float">
            <text:p>2,45029690981724E-16</text:p>
          </table:table-cell>
          <table:table-cell table:style-name="ce6" table:formula="of:=SIN(RADIANS([.A2])*3)" office:value-type="float" office:value="7.35089072945172E-016" calcext:value-type="float">
            <text:p>7,35089072945172E-16</text:p>
          </table:table-cell>
          <table:table-cell table:style-name="ce6" table:formula="of:=3*SIN(RADIANS([.A2]))" office:value-type="float" office:value="7.35089072945172E-016" calcext:value-type="float">
            <text:p>7,35089072945172E-16</text:p>
          </table:table-cell>
          <table:table-cell table:number-columns-repeated="1020"/>
        </table:table-row>
        <table:table-row table:style-name="ro1">
          <table:table-cell table:style-name="ce6" office:value-type="float" office:value="-355" calcext:value-type="float">
            <text:p>-355</text:p>
          </table:table-cell>
          <table:table-cell table:style-name="ce6" table:formula="of:=SIN(RADIANS([.A3]))" office:value-type="float" office:value="0.0871557427476583" calcext:value-type="float">
            <text:p>0,087155742747658</text:p>
          </table:table-cell>
          <table:table-cell table:style-name="ce6" table:formula="of:=SIN(RADIANS([.A3])*3)" office:value-type="float" office:value="0.258819045102523" calcext:value-type="float">
            <text:p>0,258819045102523</text:p>
          </table:table-cell>
          <table:table-cell table:style-name="ce6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-350" calcext:value-type="float">
            <text:p>-350</text:p>
          </table:table-cell>
          <table:table-cell table:style-name="ce6" table:formula="of:=SIN(RADIANS([.A4]))" office:value-type="float" office:value="0.17364817766693" calcext:value-type="float">
            <text:p>0,17364817766693</text:p>
          </table:table-cell>
          <table:table-cell table:style-name="ce6" table:formula="of:=SIN(RADIANS([.A4])*3)" office:value-type="float" office:value="0.5" calcext:value-type="float">
            <text:p>0,5</text:p>
          </table:table-cell>
          <table:table-cell table:style-name="ce6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345" calcext:value-type="float">
            <text:p>-345</text:p>
          </table:table-cell>
          <table:table-cell table:style-name="ce6" table:formula="of:=SIN(RADIANS([.A5]))" office:value-type="float" office:value="0.258819045102521" calcext:value-type="float">
            <text:p>0,258819045102521</text:p>
          </table:table-cell>
          <table:table-cell table:style-name="ce6" table:formula="of:=SIN(RADIANS([.A5])*3)" office:value-type="float" office:value="0.707106781186546" calcext:value-type="float">
            <text:p>0,707106781186546</text:p>
          </table:table-cell>
          <table:table-cell table:style-name="ce6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340" calcext:value-type="float">
            <text:p>-340</text:p>
          </table:table-cell>
          <table:table-cell table:style-name="ce6" table:formula="of:=SIN(RADIANS([.A6]))" office:value-type="float" office:value="0.342020143325669" calcext:value-type="float">
            <text:p>0,342020143325669</text:p>
          </table:table-cell>
          <table:table-cell table:style-name="ce6" table:formula="of:=SIN(RADIANS([.A6])*3)" office:value-type="float" office:value="0.866025403784438" calcext:value-type="float">
            <text:p>0,866025403784438</text:p>
          </table:table-cell>
          <table:table-cell table:style-name="ce6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335" calcext:value-type="float">
            <text:p>-335</text:p>
          </table:table-cell>
          <table:table-cell table:style-name="ce6" table:formula="of:=SIN(RADIANS([.A7]))" office:value-type="float" office:value="0.422618261740699" calcext:value-type="float">
            <text:p>0,422618261740699</text:p>
          </table:table-cell>
          <table:table-cell table:style-name="ce6" table:formula="of:=SIN(RADIANS([.A7])*3)" office:value-type="float" office:value="0.965925826289069" calcext:value-type="float">
            <text:p>0,965925826289069</text:p>
          </table:table-cell>
          <table:table-cell table:style-name="ce6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330" calcext:value-type="float">
            <text:p>-330</text:p>
          </table:table-cell>
          <table:table-cell table:style-name="ce6" table:formula="of:=SIN(RADIANS([.A8]))" office:value-type="float" office:value="0.500000000000001" calcext:value-type="float">
            <text:p>0,500000000000001</text:p>
          </table:table-cell>
          <table:table-cell table:style-name="ce6" table:formula="of:=SIN(RADIANS([.A8])*3)" office:value-type="float" office:value="1" calcext:value-type="float">
            <text:p>1</text:p>
          </table:table-cell>
          <table:table-cell table:style-name="ce6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-325" calcext:value-type="float">
            <text:p>-325</text:p>
          </table:table-cell>
          <table:table-cell table:style-name="ce6" table:formula="of:=SIN(RADIANS([.A9]))" office:value-type="float" office:value="0.573576436351047" calcext:value-type="float">
            <text:p>0,573576436351047</text:p>
          </table:table-cell>
          <table:table-cell table:style-name="ce6" table:formula="of:=SIN(RADIANS([.A9])*3)" office:value-type="float" office:value="0.965925826289068" calcext:value-type="float">
            <text:p>0,965925826289068</text:p>
          </table:table-cell>
          <table:table-cell table:style-name="ce6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320" calcext:value-type="float">
            <text:p>-320</text:p>
          </table:table-cell>
          <table:table-cell table:style-name="ce6" table:formula="of:=SIN(RADIANS([.A10]))" office:value-type="float" office:value="0.64278760968654" calcext:value-type="float">
            <text:p>0,64278760968654</text:p>
          </table:table-cell>
          <table:table-cell table:style-name="ce6" table:formula="of:=SIN(RADIANS([.A10])*3)" office:value-type="float" office:value="0.866025403784438" calcext:value-type="float">
            <text:p>0,866025403784438</text:p>
          </table:table-cell>
          <table:table-cell table:style-name="ce6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315" calcext:value-type="float">
            <text:p>-315</text:p>
          </table:table-cell>
          <table:table-cell table:style-name="ce6" table:formula="of:=SIN(RADIANS([.A11]))" office:value-type="float" office:value="0.707106781186548" calcext:value-type="float">
            <text:p>0,707106781186548</text:p>
          </table:table-cell>
          <table:table-cell table:style-name="ce6" table:formula="of:=SIN(RADIANS([.A11])*3)" office:value-type="float" office:value="0.707106781186548" calcext:value-type="float">
            <text:p>0,707106781186548</text:p>
          </table:table-cell>
          <table:table-cell table:style-name="ce6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310" calcext:value-type="float">
            <text:p>-310</text:p>
          </table:table-cell>
          <table:table-cell table:style-name="ce6" table:formula="of:=SIN(RADIANS([.A12]))" office:value-type="float" office:value="0.766044443118978" calcext:value-type="float">
            <text:p>0,766044443118978</text:p>
          </table:table-cell>
          <table:table-cell table:style-name="ce6" table:formula="of:=SIN(RADIANS([.A12])*3)" office:value-type="float" office:value="0.499999999999999" calcext:value-type="float">
            <text:p>0,499999999999999</text:p>
          </table:table-cell>
          <table:table-cell table:style-name="ce6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305" calcext:value-type="float">
            <text:p>-305</text:p>
          </table:table-cell>
          <table:table-cell table:style-name="ce6" table:formula="of:=SIN(RADIANS([.A13]))" office:value-type="float" office:value="0.819152044288992" calcext:value-type="float">
            <text:p>0,819152044288992</text:p>
          </table:table-cell>
          <table:table-cell table:style-name="ce6" table:formula="of:=SIN(RADIANS([.A13])*3)" office:value-type="float" office:value="0.258819045102522" calcext:value-type="float">
            <text:p>0,258819045102522</text:p>
          </table:table-cell>
          <table:table-cell table:style-name="ce6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-300" calcext:value-type="float">
            <text:p>-300</text:p>
          </table:table-cell>
          <table:table-cell table:style-name="ce6" table:formula="of:=SIN(RADIANS([.A14]))" office:value-type="float" office:value="0.866025403784439" calcext:value-type="float">
            <text:p>0,866025403784439</text:p>
          </table:table-cell>
          <table:table-cell table:style-name="ce6" table:formula="of:=SIN(RADIANS([.A14])*3)" office:value-type="float" office:value="-6.1257422745431E-016" calcext:value-type="float">
            <text:p>-6,1257422745431E-16</text:p>
          </table:table-cell>
          <table:table-cell table:style-name="ce6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295" calcext:value-type="float">
            <text:p>-295</text:p>
          </table:table-cell>
          <table:table-cell table:style-name="ce6" table:formula="of:=SIN(RADIANS([.A15]))" office:value-type="float" office:value="0.90630778703665" calcext:value-type="float">
            <text:p>0,90630778703665</text:p>
          </table:table-cell>
          <table:table-cell table:style-name="ce6" table:formula="of:=SIN(RADIANS([.A15])*3)" office:value-type="float" office:value="-0.258819045102519" calcext:value-type="float">
            <text:p>-0,258819045102519</text:p>
          </table:table-cell>
          <table:table-cell table:style-name="ce6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290" calcext:value-type="float">
            <text:p>-290</text:p>
          </table:table-cell>
          <table:table-cell table:style-name="ce6" table:formula="of:=SIN(RADIANS([.A16]))" office:value-type="float" office:value="0.939692620785909" calcext:value-type="float">
            <text:p>0,939692620785909</text:p>
          </table:table-cell>
          <table:table-cell table:style-name="ce6" table:formula="of:=SIN(RADIANS([.A16])*3)" office:value-type="float" office:value="-0.5" calcext:value-type="float">
            <text:p>-0,5</text:p>
          </table:table-cell>
          <table:table-cell table:style-name="ce6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-285" calcext:value-type="float">
            <text:p>-285</text:p>
          </table:table-cell>
          <table:table-cell table:style-name="ce6" table:formula="of:=SIN(RADIANS([.A17]))" office:value-type="float" office:value="0.965925826289069" calcext:value-type="float">
            <text:p>0,965925826289069</text:p>
          </table:table-cell>
          <table:table-cell table:style-name="ce6" table:formula="of:=SIN(RADIANS([.A17])*3)" office:value-type="float" office:value="-0.707106781186549" calcext:value-type="float">
            <text:p>-0,707106781186549</text:p>
          </table:table-cell>
          <table:table-cell table:style-name="ce6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280" calcext:value-type="float">
            <text:p>-280</text:p>
          </table:table-cell>
          <table:table-cell table:style-name="ce6" table:formula="of:=SIN(RADIANS([.A18]))" office:value-type="float" office:value="0.984807753012208" calcext:value-type="float">
            <text:p>0,984807753012208</text:p>
          </table:table-cell>
          <table:table-cell table:style-name="ce6" table:formula="of:=SIN(RADIANS([.A18])*3)" office:value-type="float" office:value="-0.866025403784439" calcext:value-type="float">
            <text:p>-0,866025403784439</text:p>
          </table:table-cell>
          <table:table-cell table:style-name="ce6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275" calcext:value-type="float">
            <text:p>-275</text:p>
          </table:table-cell>
          <table:table-cell table:style-name="ce6" table:formula="of:=SIN(RADIANS([.A19]))" office:value-type="float" office:value="0.996194698091746" calcext:value-type="float">
            <text:p>0,996194698091746</text:p>
          </table:table-cell>
          <table:table-cell table:style-name="ce6" table:formula="of:=SIN(RADIANS([.A19])*3)" office:value-type="float" office:value="-0.965925826289069" calcext:value-type="float">
            <text:p>-0,965925826289069</text:p>
          </table:table-cell>
          <table:table-cell table:style-name="ce6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270" calcext:value-type="float">
            <text:p>-270</text:p>
          </table:table-cell>
          <table:table-cell table:style-name="ce6" table:formula="of:=SIN(RADIANS([.A20]))" office:value-type="float" office:value="1" calcext:value-type="float">
            <text:p>1</text:p>
          </table:table-cell>
          <table:table-cell table:style-name="ce6" table:formula="of:=SIN(RADIANS([.A20])*3)" office:value-type="float" office:value="-1" calcext:value-type="float">
            <text:p>-1</text:p>
          </table:table-cell>
          <table:table-cell table:style-name="ce6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-265" calcext:value-type="float">
            <text:p>-265</text:p>
          </table:table-cell>
          <table:table-cell table:style-name="ce6" table:formula="of:=SIN(RADIANS([.A21]))" office:value-type="float" office:value="0.996194698091746" calcext:value-type="float">
            <text:p>0,996194698091746</text:p>
          </table:table-cell>
          <table:table-cell table:style-name="ce6" table:formula="of:=SIN(RADIANS([.A21])*3)" office:value-type="float" office:value="-0.965925826289068" calcext:value-type="float">
            <text:p>-0,965925826289068</text:p>
          </table:table-cell>
          <table:table-cell table:style-name="ce6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260" calcext:value-type="float">
            <text:p>-260</text:p>
          </table:table-cell>
          <table:table-cell table:style-name="ce6" table:formula="of:=SIN(RADIANS([.A22]))" office:value-type="float" office:value="0.984807753012208" calcext:value-type="float">
            <text:p>0,984807753012208</text:p>
          </table:table-cell>
          <table:table-cell table:style-name="ce6" table:formula="of:=SIN(RADIANS([.A22])*3)" office:value-type="float" office:value="-0.866025403784439" calcext:value-type="float">
            <text:p>-0,866025403784439</text:p>
          </table:table-cell>
          <table:table-cell table:style-name="ce6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255" calcext:value-type="float">
            <text:p>-255</text:p>
          </table:table-cell>
          <table:table-cell table:style-name="ce6" table:formula="of:=SIN(RADIANS([.A23]))" office:value-type="float" office:value="0.965925826289069" calcext:value-type="float">
            <text:p>0,965925826289069</text:p>
          </table:table-cell>
          <table:table-cell table:style-name="ce6" table:formula="of:=SIN(RADIANS([.A23])*3)" office:value-type="float" office:value="-0.707106781186548" calcext:value-type="float">
            <text:p>-0,707106781186548</text:p>
          </table:table-cell>
          <table:table-cell table:style-name="ce6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250" calcext:value-type="float">
            <text:p>-250</text:p>
          </table:table-cell>
          <table:table-cell table:style-name="ce6" table:formula="of:=SIN(RADIANS([.A24]))" office:value-type="float" office:value="0.939692620785909" calcext:value-type="float">
            <text:p>0,939692620785909</text:p>
          </table:table-cell>
          <table:table-cell table:style-name="ce6" table:formula="of:=SIN(RADIANS([.A24])*3)" office:value-type="float" office:value="-0.500000000000001" calcext:value-type="float">
            <text:p>-0,500000000000001</text:p>
          </table:table-cell>
          <table:table-cell table:style-name="ce6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-245" calcext:value-type="float">
            <text:p>-245</text:p>
          </table:table-cell>
          <table:table-cell table:style-name="ce6" table:formula="of:=SIN(RADIANS([.A25]))" office:value-type="float" office:value="0.90630778703665" calcext:value-type="float">
            <text:p>0,90630778703665</text:p>
          </table:table-cell>
          <table:table-cell table:style-name="ce6" table:formula="of:=SIN(RADIANS([.A25])*3)" office:value-type="float" office:value="-0.258819045102522" calcext:value-type="float">
            <text:p>-0,258819045102522</text:p>
          </table:table-cell>
          <table:table-cell table:style-name="ce6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240" calcext:value-type="float">
            <text:p>-240</text:p>
          </table:table-cell>
          <table:table-cell table:style-name="ce6" table:formula="of:=SIN(RADIANS([.A26]))" office:value-type="float" office:value="0.866025403784438" calcext:value-type="float">
            <text:p>0,866025403784438</text:p>
          </table:table-cell>
          <table:table-cell table:style-name="ce6" table:formula="of:=SIN(RADIANS([.A26])*3)" office:value-type="float" office:value="4.90059381963448E-016" calcext:value-type="float">
            <text:p>4,90059381963448E-16</text:p>
          </table:table-cell>
          <table:table-cell table:style-name="ce6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235" calcext:value-type="float">
            <text:p>-235</text:p>
          </table:table-cell>
          <table:table-cell table:style-name="ce6" table:formula="of:=SIN(RADIANS([.A27]))" office:value-type="float" office:value="0.819152044288992" calcext:value-type="float">
            <text:p>0,819152044288992</text:p>
          </table:table-cell>
          <table:table-cell table:style-name="ce6" table:formula="of:=SIN(RADIANS([.A27])*3)" office:value-type="float" office:value="0.258819045102523" calcext:value-type="float">
            <text:p>0,258819045102523</text:p>
          </table:table-cell>
          <table:table-cell table:style-name="ce6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-230" calcext:value-type="float">
            <text:p>-230</text:p>
          </table:table-cell>
          <table:table-cell table:style-name="ce6" table:formula="of:=SIN(RADIANS([.A28]))" office:value-type="float" office:value="0.766044443118978" calcext:value-type="float">
            <text:p>0,766044443118978</text:p>
          </table:table-cell>
          <table:table-cell table:style-name="ce6" table:formula="of:=SIN(RADIANS([.A28])*3)" office:value-type="float" office:value="0.5" calcext:value-type="float">
            <text:p>0,5</text:p>
          </table:table-cell>
          <table:table-cell table:style-name="ce6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225" calcext:value-type="float">
            <text:p>-225</text:p>
          </table:table-cell>
          <table:table-cell table:style-name="ce6" table:formula="of:=SIN(RADIANS([.A29]))" office:value-type="float" office:value="0.707106781186547" calcext:value-type="float">
            <text:p>0,707106781186547</text:p>
          </table:table-cell>
          <table:table-cell table:style-name="ce6" table:formula="of:=SIN(RADIANS([.A29])*3)" office:value-type="float" office:value="0.707106781186549" calcext:value-type="float">
            <text:p>0,707106781186549</text:p>
          </table:table-cell>
          <table:table-cell table:style-name="ce6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220" calcext:value-type="float">
            <text:p>-220</text:p>
          </table:table-cell>
          <table:table-cell table:style-name="ce6" table:formula="of:=SIN(RADIANS([.A30]))" office:value-type="float" office:value="0.642787609686539" calcext:value-type="float">
            <text:p>0,642787609686539</text:p>
          </table:table-cell>
          <table:table-cell table:style-name="ce6" table:formula="of:=SIN(RADIANS([.A30])*3)" office:value-type="float" office:value="0.866025403784438" calcext:value-type="float">
            <text:p>0,866025403784438</text:p>
          </table:table-cell>
          <table:table-cell table:style-name="ce6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215" calcext:value-type="float">
            <text:p>-215</text:p>
          </table:table-cell>
          <table:table-cell table:style-name="ce6" table:formula="of:=SIN(RADIANS([.A31]))" office:value-type="float" office:value="0.573576436351046" calcext:value-type="float">
            <text:p>0,573576436351046</text:p>
          </table:table-cell>
          <table:table-cell table:style-name="ce6" table:formula="of:=SIN(RADIANS([.A31])*3)" office:value-type="float" office:value="0.965925826289069" calcext:value-type="float">
            <text:p>0,965925826289069</text:p>
          </table:table-cell>
          <table:table-cell table:style-name="ce6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210" calcext:value-type="float">
            <text:p>-210</text:p>
          </table:table-cell>
          <table:table-cell table:style-name="ce6" table:formula="of:=SIN(RADIANS([.A32]))" office:value-type="float" office:value="0.5" calcext:value-type="float">
            <text:p>0,5</text:p>
          </table:table-cell>
          <table:table-cell table:style-name="ce6" table:formula="of:=SIN(RADIANS([.A32])*3)" office:value-type="float" office:value="1" calcext:value-type="float">
            <text:p>1</text:p>
          </table:table-cell>
          <table:table-cell table:style-name="ce6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-205" calcext:value-type="float">
            <text:p>-205</text:p>
          </table:table-cell>
          <table:table-cell table:style-name="ce6" table:formula="of:=SIN(RADIANS([.A33]))" office:value-type="float" office:value="0.422618261740699" calcext:value-type="float">
            <text:p>0,422618261740699</text:p>
          </table:table-cell>
          <table:table-cell table:style-name="ce6" table:formula="of:=SIN(RADIANS([.A33])*3)" office:value-type="float" office:value="0.965925826289068" calcext:value-type="float">
            <text:p>0,965925826289068</text:p>
          </table:table-cell>
          <table:table-cell table:style-name="ce6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200" calcext:value-type="float">
            <text:p>-200</text:p>
          </table:table-cell>
          <table:table-cell table:style-name="ce6" table:formula="of:=SIN(RADIANS([.A34]))" office:value-type="float" office:value="0.342020143325669" calcext:value-type="float">
            <text:p>0,342020143325669</text:p>
          </table:table-cell>
          <table:table-cell table:style-name="ce6" table:formula="of:=SIN(RADIANS([.A34])*3)" office:value-type="float" office:value="0.866025403784439" calcext:value-type="float">
            <text:p>0,866025403784439</text:p>
          </table:table-cell>
          <table:table-cell table:style-name="ce6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95" calcext:value-type="float">
            <text:p>-195</text:p>
          </table:table-cell>
          <table:table-cell table:style-name="ce6" table:formula="of:=SIN(RADIANS([.A35]))" office:value-type="float" office:value="0.258819045102521" calcext:value-type="float">
            <text:p>0,258819045102521</text:p>
          </table:table-cell>
          <table:table-cell table:style-name="ce6" table:formula="of:=SIN(RADIANS([.A35])*3)" office:value-type="float" office:value="0.707106781186548" calcext:value-type="float">
            <text:p>0,707106781186548</text:p>
          </table:table-cell>
          <table:table-cell table:style-name="ce6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190" calcext:value-type="float">
            <text:p>-190</text:p>
          </table:table-cell>
          <table:table-cell table:style-name="ce6" table:formula="of:=SIN(RADIANS([.A36]))" office:value-type="float" office:value="0.17364817766693" calcext:value-type="float">
            <text:p>0,17364817766693</text:p>
          </table:table-cell>
          <table:table-cell table:style-name="ce6" table:formula="of:=SIN(RADIANS([.A36])*3)" office:value-type="float" office:value="0.500000000000001" calcext:value-type="float">
            <text:p>0,500000000000001</text:p>
          </table:table-cell>
          <table:table-cell table:style-name="ce6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185" calcext:value-type="float">
            <text:p>-185</text:p>
          </table:table-cell>
          <table:table-cell table:style-name="ce6" table:formula="of:=SIN(RADIANS([.A37]))" office:value-type="float" office:value="0.0871557427476579" calcext:value-type="float">
            <text:p>0,087155742747658</text:p>
          </table:table-cell>
          <table:table-cell table:style-name="ce6" table:formula="of:=SIN(RADIANS([.A37])*3)" office:value-type="float" office:value="0.25881904510252" calcext:value-type="float">
            <text:p>0,25881904510252</text:p>
          </table:table-cell>
          <table:table-cell table:style-name="ce6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-180" calcext:value-type="float">
            <text:p>-180</text:p>
          </table:table-cell>
          <table:table-cell table:style-name="ce6" table:formula="of:=SIN(RADIANS([.A38]))" office:value-type="float" office:value="-1.22514845490862E-016" calcext:value-type="float">
            <text:p>-1,22514845490862E-16</text:p>
          </table:table-cell>
          <table:table-cell table:style-name="ce6" table:formula="of:=SIN(RADIANS([.A38])*3)" office:value-type="float" office:value="-3.67544536472586E-016" calcext:value-type="float">
            <text:p>-3,67544536472586E-16</text:p>
          </table:table-cell>
          <table:table-cell table:style-name="ce6" table:formula="of:=3*SIN(RADIANS([.A38]))" office:value-type="float" office:value="-3.67544536472586E-016" calcext:value-type="float">
            <text:p>-3,67544536472586E-16</text:p>
          </table:table-cell>
          <table:table-cell table:number-columns-repeated="1020"/>
        </table:table-row>
        <table:table-row table:style-name="ro1">
          <table:table-cell table:style-name="ce6" office:value-type="float" office:value="-175" calcext:value-type="float">
            <text:p>-175</text:p>
          </table:table-cell>
          <table:table-cell table:style-name="ce6" table:formula="of:=SIN(RADIANS([.A39]))" office:value-type="float" office:value="-0.0871557427476582" calcext:value-type="float">
            <text:p>-0,087155742747658</text:p>
          </table:table-cell>
          <table:table-cell table:style-name="ce6" table:formula="of:=SIN(RADIANS([.A39])*3)" office:value-type="float" office:value="-0.258819045102521" calcext:value-type="float">
            <text:p>-0,258819045102521</text:p>
          </table:table-cell>
          <table:table-cell table:style-name="ce6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-170" calcext:value-type="float">
            <text:p>-170</text:p>
          </table:table-cell>
          <table:table-cell table:style-name="ce6" table:formula="of:=SIN(RADIANS([.A40]))" office:value-type="float" office:value="-0.17364817766693" calcext:value-type="float">
            <text:p>-0,17364817766693</text:p>
          </table:table-cell>
          <table:table-cell table:style-name="ce6" table:formula="of:=SIN(RADIANS([.A40])*3)" office:value-type="float" office:value="-0.5" calcext:value-type="float">
            <text:p>-0,5</text:p>
          </table:table-cell>
          <table:table-cell table:style-name="ce6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165" calcext:value-type="float">
            <text:p>-165</text:p>
          </table:table-cell>
          <table:table-cell table:style-name="ce6" table:formula="of:=SIN(RADIANS([.A41]))" office:value-type="float" office:value="-0.258819045102521" calcext:value-type="float">
            <text:p>-0,258819045102521</text:p>
          </table:table-cell>
          <table:table-cell table:style-name="ce6" table:formula="of:=SIN(RADIANS([.A41])*3)" office:value-type="float" office:value="-0.707106781186548" calcext:value-type="float">
            <text:p>-0,707106781186548</text:p>
          </table:table-cell>
          <table:table-cell table:style-name="ce6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6" office:value-type="float" office:value="-160" calcext:value-type="float">
            <text:p>-160</text:p>
          </table:table-cell>
          <table:table-cell table:style-name="ce6" table:formula="of:=SIN(RADIANS([.A42]))" office:value-type="float" office:value="-0.342020143325669" calcext:value-type="float">
            <text:p>-0,342020143325669</text:p>
          </table:table-cell>
          <table:table-cell table:style-name="ce6" table:formula="of:=SIN(RADIANS([.A42])*3)" office:value-type="float" office:value="-0.866025403784439" calcext:value-type="float">
            <text:p>-0,866025403784439</text:p>
          </table:table-cell>
          <table:table-cell table:style-name="ce6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55" calcext:value-type="float">
            <text:p>-155</text:p>
          </table:table-cell>
          <table:table-cell table:style-name="ce6" table:formula="of:=SIN(RADIANS([.A43]))" office:value-type="float" office:value="-0.422618261740699" calcext:value-type="float">
            <text:p>-0,422618261740699</text:p>
          </table:table-cell>
          <table:table-cell table:style-name="ce6" table:formula="of:=SIN(RADIANS([.A43])*3)" office:value-type="float" office:value="-0.965925826289069" calcext:value-type="float">
            <text:p>-0,965925826289069</text:p>
          </table:table-cell>
          <table:table-cell table:style-name="ce6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150" calcext:value-type="float">
            <text:p>-150</text:p>
          </table:table-cell>
          <table:table-cell table:style-name="ce6" table:formula="of:=SIN(RADIANS([.A44]))" office:value-type="float" office:value="-0.5" calcext:value-type="float">
            <text:p>-0,5</text:p>
          </table:table-cell>
          <table:table-cell table:style-name="ce6" table:formula="of:=SIN(RADIANS([.A44])*3)" office:value-type="float" office:value="-1" calcext:value-type="float">
            <text:p>-1</text:p>
          </table:table-cell>
          <table:table-cell table:style-name="ce6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-145" calcext:value-type="float">
            <text:p>-145</text:p>
          </table:table-cell>
          <table:table-cell table:style-name="ce6" table:formula="of:=SIN(RADIANS([.A45]))" office:value-type="float" office:value="-0.573576436351046" calcext:value-type="float">
            <text:p>-0,573576436351046</text:p>
          </table:table-cell>
          <table:table-cell table:style-name="ce6" table:formula="of:=SIN(RADIANS([.A45])*3)" office:value-type="float" office:value="-0.965925826289069" calcext:value-type="float">
            <text:p>-0,965925826289069</text:p>
          </table:table-cell>
          <table:table-cell table:style-name="ce6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140" calcext:value-type="float">
            <text:p>-140</text:p>
          </table:table-cell>
          <table:table-cell table:style-name="ce6" table:formula="of:=SIN(RADIANS([.A46]))" office:value-type="float" office:value="-0.642787609686539" calcext:value-type="float">
            <text:p>-0,642787609686539</text:p>
          </table:table-cell>
          <table:table-cell table:style-name="ce6" table:formula="of:=SIN(RADIANS([.A46])*3)" office:value-type="float" office:value="-0.866025403784438" calcext:value-type="float">
            <text:p>-0,866025403784438</text:p>
          </table:table-cell>
          <table:table-cell table:style-name="ce6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135" calcext:value-type="float">
            <text:p>-135</text:p>
          </table:table-cell>
          <table:table-cell table:style-name="ce6" table:formula="of:=SIN(RADIANS([.A47]))" office:value-type="float" office:value="-0.707106781186548" calcext:value-type="float">
            <text:p>-0,707106781186548</text:p>
          </table:table-cell>
          <table:table-cell table:style-name="ce6" table:formula="of:=SIN(RADIANS([.A47])*3)" office:value-type="float" office:value="-0.707106781186547" calcext:value-type="float">
            <text:p>-0,707106781186547</text:p>
          </table:table-cell>
          <table:table-cell table:style-name="ce6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130" calcext:value-type="float">
            <text:p>-130</text:p>
          </table:table-cell>
          <table:table-cell table:style-name="ce6" table:formula="of:=SIN(RADIANS([.A48]))" office:value-type="float" office:value="-0.766044443118978" calcext:value-type="float">
            <text:p>-0,766044443118978</text:p>
          </table:table-cell>
          <table:table-cell table:style-name="ce6" table:formula="of:=SIN(RADIANS([.A48])*3)" office:value-type="float" office:value="-0.5" calcext:value-type="float">
            <text:p>-0,5</text:p>
          </table:table-cell>
          <table:table-cell table:style-name="ce6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125" calcext:value-type="float">
            <text:p>-125</text:p>
          </table:table-cell>
          <table:table-cell table:style-name="ce6" table:formula="of:=SIN(RADIANS([.A49]))" office:value-type="float" office:value="-0.819152044288992" calcext:value-type="float">
            <text:p>-0,819152044288992</text:p>
          </table:table-cell>
          <table:table-cell table:style-name="ce6" table:formula="of:=SIN(RADIANS([.A49])*3)" office:value-type="float" office:value="-0.258819045102521" calcext:value-type="float">
            <text:p>-0,258819045102521</text:p>
          </table:table-cell>
          <table:table-cell table:style-name="ce6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-120" calcext:value-type="float">
            <text:p>-120</text:p>
          </table:table-cell>
          <table:table-cell table:style-name="ce6" table:formula="of:=SIN(RADIANS([.A50]))" office:value-type="float" office:value="-0.866025403784439" calcext:value-type="float">
            <text:p>-0,866025403784439</text:p>
          </table:table-cell>
          <table:table-cell table:style-name="ce6" table:formula="of:=SIN(RADIANS([.A50])*3)" office:value-type="float" office:value="2.45029690981724E-016" calcext:value-type="float">
            <text:p>2,45029690981724E-16</text:p>
          </table:table-cell>
          <table:table-cell table:style-name="ce6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115" calcext:value-type="float">
            <text:p>-115</text:p>
          </table:table-cell>
          <table:table-cell table:style-name="ce6" table:formula="of:=SIN(RADIANS([.A51]))" office:value-type="float" office:value="-0.90630778703665" calcext:value-type="float">
            <text:p>-0,90630778703665</text:p>
          </table:table-cell>
          <table:table-cell table:style-name="ce6" table:formula="of:=SIN(RADIANS([.A51])*3)" office:value-type="float" office:value="0.258819045102521" calcext:value-type="float">
            <text:p>0,258819045102521</text:p>
          </table:table-cell>
          <table:table-cell table:style-name="ce6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110" calcext:value-type="float">
            <text:p>-110</text:p>
          </table:table-cell>
          <table:table-cell table:style-name="ce6" table:formula="of:=SIN(RADIANS([.A52]))" office:value-type="float" office:value="-0.939692620785909" calcext:value-type="float">
            <text:p>-0,939692620785909</text:p>
          </table:table-cell>
          <table:table-cell table:style-name="ce6" table:formula="of:=SIN(RADIANS([.A52])*3)" office:value-type="float" office:value="0.5" calcext:value-type="float">
            <text:p>0,5</text:p>
          </table:table-cell>
          <table:table-cell table:style-name="ce6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-105" calcext:value-type="float">
            <text:p>-105</text:p>
          </table:table-cell>
          <table:table-cell table:style-name="ce6" table:formula="of:=SIN(RADIANS([.A53]))" office:value-type="float" office:value="-0.965925826289069" calcext:value-type="float">
            <text:p>-0,965925826289069</text:p>
          </table:table-cell>
          <table:table-cell table:style-name="ce6" table:formula="of:=SIN(RADIANS([.A53])*3)" office:value-type="float" office:value="0.707106781186547" calcext:value-type="float">
            <text:p>0,707106781186547</text:p>
          </table:table-cell>
          <table:table-cell table:style-name="ce6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100" calcext:value-type="float">
            <text:p>-100</text:p>
          </table:table-cell>
          <table:table-cell table:style-name="ce6" table:formula="of:=SIN(RADIANS([.A54]))" office:value-type="float" office:value="-0.984807753012208" calcext:value-type="float">
            <text:p>-0,984807753012208</text:p>
          </table:table-cell>
          <table:table-cell table:style-name="ce6" table:formula="of:=SIN(RADIANS([.A54])*3)" office:value-type="float" office:value="0.866025403784439" calcext:value-type="float">
            <text:p>0,866025403784439</text:p>
          </table:table-cell>
          <table:table-cell table:style-name="ce6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95" calcext:value-type="float">
            <text:p>-95</text:p>
          </table:table-cell>
          <table:table-cell table:style-name="ce6" table:formula="of:=SIN(RADIANS([.A55]))" office:value-type="float" office:value="-0.996194698091746" calcext:value-type="float">
            <text:p>-0,996194698091746</text:p>
          </table:table-cell>
          <table:table-cell table:style-name="ce6" table:formula="of:=SIN(RADIANS([.A55])*3)" office:value-type="float" office:value="0.965925826289068" calcext:value-type="float">
            <text:p>0,965925826289068</text:p>
          </table:table-cell>
          <table:table-cell table:style-name="ce6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90" calcext:value-type="float">
            <text:p>-90</text:p>
          </table:table-cell>
          <table:table-cell table:style-name="ce6" table:formula="of:=SIN(RADIANS([.A56]))" office:value-type="float" office:value="-1" calcext:value-type="float">
            <text:p>-1</text:p>
          </table:table-cell>
          <table:table-cell table:style-name="ce6" table:formula="of:=SIN(RADIANS([.A56])*3)" office:value-type="float" office:value="1" calcext:value-type="float">
            <text:p>1</text:p>
          </table:table-cell>
          <table:table-cell table:style-name="ce6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6" office:value-type="float" office:value="-85" calcext:value-type="float">
            <text:p>-85</text:p>
          </table:table-cell>
          <table:table-cell table:style-name="ce6" table:formula="of:=SIN(RADIANS([.A57]))" office:value-type="float" office:value="-0.996194698091746" calcext:value-type="float">
            <text:p>-0,996194698091746</text:p>
          </table:table-cell>
          <table:table-cell table:style-name="ce6" table:formula="of:=SIN(RADIANS([.A57])*3)" office:value-type="float" office:value="0.965925826289069" calcext:value-type="float">
            <text:p>0,965925826289069</text:p>
          </table:table-cell>
          <table:table-cell table:style-name="ce6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80" calcext:value-type="float">
            <text:p>-80</text:p>
          </table:table-cell>
          <table:table-cell table:style-name="ce6" table:formula="of:=SIN(RADIANS([.A58]))" office:value-type="float" office:value="-0.984807753012208" calcext:value-type="float">
            <text:p>-0,984807753012208</text:p>
          </table:table-cell>
          <table:table-cell table:style-name="ce6" table:formula="of:=SIN(RADIANS([.A58])*3)" office:value-type="float" office:value="0.866025403784438" calcext:value-type="float">
            <text:p>0,866025403784438</text:p>
          </table:table-cell>
          <table:table-cell table:style-name="ce6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75" calcext:value-type="float">
            <text:p>-75</text:p>
          </table:table-cell>
          <table:table-cell table:style-name="ce6" table:formula="of:=SIN(RADIANS([.A59]))" office:value-type="float" office:value="-0.965925826289069" calcext:value-type="float">
            <text:p>-0,965925826289069</text:p>
          </table:table-cell>
          <table:table-cell table:style-name="ce6" table:formula="of:=SIN(RADIANS([.A59])*3)" office:value-type="float" office:value="0.707106781186547" calcext:value-type="float">
            <text:p>0,707106781186547</text:p>
          </table:table-cell>
          <table:table-cell table:style-name="ce6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70" calcext:value-type="float">
            <text:p>-70</text:p>
          </table:table-cell>
          <table:table-cell table:style-name="ce6" table:formula="of:=SIN(RADIANS([.A60]))" office:value-type="float" office:value="-0.939692620785909" calcext:value-type="float">
            <text:p>-0,939692620785909</text:p>
          </table:table-cell>
          <table:table-cell table:style-name="ce6" table:formula="of:=SIN(RADIANS([.A60])*3)" office:value-type="float" office:value="0.5" calcext:value-type="float">
            <text:p>0,5</text:p>
          </table:table-cell>
          <table:table-cell table:style-name="ce6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-65" calcext:value-type="float">
            <text:p>-65</text:p>
          </table:table-cell>
          <table:table-cell table:style-name="ce6" table:formula="of:=SIN(RADIANS([.A61]))" office:value-type="float" office:value="-0.90630778703665" calcext:value-type="float">
            <text:p>-0,90630778703665</text:p>
          </table:table-cell>
          <table:table-cell table:style-name="ce6" table:formula="of:=SIN(RADIANS([.A61])*3)" office:value-type="float" office:value="0.258819045102521" calcext:value-type="float">
            <text:p>0,258819045102521</text:p>
          </table:table-cell>
          <table:table-cell table:style-name="ce6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60" calcext:value-type="float">
            <text:p>-60</text:p>
          </table:table-cell>
          <table:table-cell table:style-name="ce6" table:formula="of:=SIN(RADIANS([.A62]))" office:value-type="float" office:value="-0.866025403784439" calcext:value-type="float">
            <text:p>-0,866025403784439</text:p>
          </table:table-cell>
          <table:table-cell table:style-name="ce6" table:formula="of:=SIN(RADIANS([.A62])*3)" office:value-type="float" office:value="-1.22514845490862E-016" calcext:value-type="float">
            <text:p>-1,22514845490862E-16</text:p>
          </table:table-cell>
          <table:table-cell table:style-name="ce6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55" calcext:value-type="float">
            <text:p>-55</text:p>
          </table:table-cell>
          <table:table-cell table:style-name="ce6" table:formula="of:=SIN(RADIANS([.A63]))" office:value-type="float" office:value="-0.819152044288992" calcext:value-type="float">
            <text:p>-0,819152044288992</text:p>
          </table:table-cell>
          <table:table-cell table:style-name="ce6" table:formula="of:=SIN(RADIANS([.A63])*3)" office:value-type="float" office:value="-0.258819045102521" calcext:value-type="float">
            <text:p>-0,258819045102521</text:p>
          </table:table-cell>
          <table:table-cell table:style-name="ce6" table:formula="of:=3*SIN(RADIANS([.A63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-50" calcext:value-type="float">
            <text:p>-50</text:p>
          </table:table-cell>
          <table:table-cell table:style-name="ce6" table:formula="of:=SIN(RADIANS([.A64]))" office:value-type="float" office:value="-0.766044443118978" calcext:value-type="float">
            <text:p>-0,766044443118978</text:p>
          </table:table-cell>
          <table:table-cell table:style-name="ce6" table:formula="of:=SIN(RADIANS([.A64])*3)" office:value-type="float" office:value="-0.5" calcext:value-type="float">
            <text:p>-0,5</text:p>
          </table:table-cell>
          <table:table-cell table:style-name="ce6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45" calcext:value-type="float">
            <text:p>-45</text:p>
          </table:table-cell>
          <table:table-cell table:style-name="ce6" table:formula="of:=SIN(RADIANS([.A65]))" office:value-type="float" office:value="-0.707106781186547" calcext:value-type="float">
            <text:p>-0,707106781186547</text:p>
          </table:table-cell>
          <table:table-cell table:style-name="ce6" table:formula="of:=SIN(RADIANS([.A65])*3)" office:value-type="float" office:value="-0.707106781186548" calcext:value-type="float">
            <text:p>-0,707106781186548</text:p>
          </table:table-cell>
          <table:table-cell table:style-name="ce6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40" calcext:value-type="float">
            <text:p>-40</text:p>
          </table:table-cell>
          <table:table-cell table:style-name="ce6" table:formula="of:=SIN(RADIANS([.A66]))" office:value-type="float" office:value="-0.642787609686539" calcext:value-type="float">
            <text:p>-0,642787609686539</text:p>
          </table:table-cell>
          <table:table-cell table:style-name="ce6" table:formula="of:=SIN(RADIANS([.A66])*3)" office:value-type="float" office:value="-0.866025403784439" calcext:value-type="float">
            <text:p>-0,866025403784439</text:p>
          </table:table-cell>
          <table:table-cell table:style-name="ce6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35" calcext:value-type="float">
            <text:p>-35</text:p>
          </table:table-cell>
          <table:table-cell table:style-name="ce6" table:formula="of:=SIN(RADIANS([.A67]))" office:value-type="float" office:value="-0.573576436351046" calcext:value-type="float">
            <text:p>-0,573576436351046</text:p>
          </table:table-cell>
          <table:table-cell table:style-name="ce6" table:formula="of:=SIN(RADIANS([.A67])*3)" office:value-type="float" office:value="-0.965925826289069" calcext:value-type="float">
            <text:p>-0,965925826289069</text:p>
          </table:table-cell>
          <table:table-cell table:style-name="ce6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30" calcext:value-type="float">
            <text:p>-30</text:p>
          </table:table-cell>
          <table:table-cell table:style-name="ce6" table:formula="of:=SIN(RADIANS([.A68]))" office:value-type="float" office:value="-0.5" calcext:value-type="float">
            <text:p>-0,5</text:p>
          </table:table-cell>
          <table:table-cell table:style-name="ce6" table:formula="of:=SIN(RADIANS([.A68])*3)" office:value-type="float" office:value="-1" calcext:value-type="float">
            <text:p>-1</text:p>
          </table:table-cell>
          <table:table-cell table:style-name="ce6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-25" calcext:value-type="float">
            <text:p>-25</text:p>
          </table:table-cell>
          <table:table-cell table:style-name="ce6" table:formula="of:=SIN(RADIANS([.A69]))" office:value-type="float" office:value="-0.422618261740699" calcext:value-type="float">
            <text:p>-0,422618261740699</text:p>
          </table:table-cell>
          <table:table-cell table:style-name="ce6" table:formula="of:=SIN(RADIANS([.A69])*3)" office:value-type="float" office:value="-0.965925826289069" calcext:value-type="float">
            <text:p>-0,965925826289069</text:p>
          </table:table-cell>
          <table:table-cell table:style-name="ce6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20" calcext:value-type="float">
            <text:p>-20</text:p>
          </table:table-cell>
          <table:table-cell table:style-name="ce6" table:formula="of:=SIN(RADIANS([.A70]))" office:value-type="float" office:value="-0.342020143325669" calcext:value-type="float">
            <text:p>-0,342020143325669</text:p>
          </table:table-cell>
          <table:table-cell table:style-name="ce6" table:formula="of:=SIN(RADIANS([.A70])*3)" office:value-type="float" office:value="-0.866025403784439" calcext:value-type="float">
            <text:p>-0,866025403784439</text:p>
          </table:table-cell>
          <table:table-cell table:style-name="ce6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5" calcext:value-type="float">
            <text:p>-15</text:p>
          </table:table-cell>
          <table:table-cell table:style-name="ce6" table:formula="of:=SIN(RADIANS([.A71]))" office:value-type="float" office:value="-0.258819045102521" calcext:value-type="float">
            <text:p>-0,258819045102521</text:p>
          </table:table-cell>
          <table:table-cell table:style-name="ce6" table:formula="of:=SIN(RADIANS([.A71])*3)" office:value-type="float" office:value="-0.707106781186547" calcext:value-type="float">
            <text:p>-0,707106781186547</text:p>
          </table:table-cell>
          <table:table-cell table:style-name="ce6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10" calcext:value-type="float">
            <text:p>-10</text:p>
          </table:table-cell>
          <table:table-cell table:style-name="ce6" table:formula="of:=SIN(RADIANS([.A72]))" office:value-type="float" office:value="-0.17364817766693" calcext:value-type="float">
            <text:p>-0,17364817766693</text:p>
          </table:table-cell>
          <table:table-cell table:style-name="ce6" table:formula="of:=SIN(RADIANS([.A72])*3)" office:value-type="float" office:value="-0.5" calcext:value-type="float">
            <text:p>-0,5</text:p>
          </table:table-cell>
          <table:table-cell table:style-name="ce6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table:formula="of:=SIN(RADIANS([.A73]))" office:value-type="float" office:value="-0.0871557427476582" calcext:value-type="float">
            <text:p>-0,087155742747658</text:p>
          </table:table-cell>
          <table:table-cell table:style-name="ce6" table:formula="of:=SIN(RADIANS([.A73])*3)" office:value-type="float" office:value="-0.258819045102521" calcext:value-type="float">
            <text:p>-0,258819045102521</text:p>
          </table:table-cell>
          <table:table-cell table:style-name="ce6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SIN(RADIANS([.A74]))" office:value-type="float" office:value="0" calcext:value-type="float">
            <text:p>0</text:p>
          </table:table-cell>
          <table:table-cell table:style-name="ce6" table:formula="of:=SIN(RADIANS([.A74])*3)" office:value-type="float" office:value="0" calcext:value-type="float">
            <text:p>0</text:p>
          </table:table-cell>
          <table:table-cell table:style-name="ce6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formula="of:=SIN(RADIANS([.A75]))" office:value-type="float" office:value="0.0871557427476582" calcext:value-type="float">
            <text:p>0,087155742747658</text:p>
          </table:table-cell>
          <table:table-cell table:style-name="ce6" table:formula="of:=SIN(RADIANS([.A75])*3)" office:value-type="float" office:value="0.258819045102521" calcext:value-type="float">
            <text:p>0,258819045102521</text:p>
          </table:table-cell>
          <table:table-cell table:style-name="ce6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table:formula="of:=SIN(RADIANS([.A76]))" office:value-type="float" office:value="0.17364817766693" calcext:value-type="float">
            <text:p>0,17364817766693</text:p>
          </table:table-cell>
          <table:table-cell table:style-name="ce6" table:formula="of:=SIN(RADIANS([.A76])*3)" office:value-type="float" office:value="0.5" calcext:value-type="float">
            <text:p>0,5</text:p>
          </table:table-cell>
          <table:table-cell table:style-name="ce6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formula="of:=SIN(RADIANS([.A77]))" office:value-type="float" office:value="0.258819045102521" calcext:value-type="float">
            <text:p>0,258819045102521</text:p>
          </table:table-cell>
          <table:table-cell table:style-name="ce6" table:formula="of:=SIN(RADIANS([.A77])*3)" office:value-type="float" office:value="0.707106781186547" calcext:value-type="float">
            <text:p>0,707106781186547</text:p>
          </table:table-cell>
          <table:table-cell table:style-name="ce6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table:formula="of:=SIN(RADIANS([.A78]))" office:value-type="float" office:value="0.342020143325669" calcext:value-type="float">
            <text:p>0,342020143325669</text:p>
          </table:table-cell>
          <table:table-cell table:style-name="ce6" table:formula="of:=SIN(RADIANS([.A78])*3)" office:value-type="float" office:value="0.866025403784439" calcext:value-type="float">
            <text:p>0,866025403784439</text:p>
          </table:table-cell>
          <table:table-cell table:style-name="ce6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table:formula="of:=SIN(RADIANS([.A79]))" office:value-type="float" office:value="0.422618261740699" calcext:value-type="float">
            <text:p>0,422618261740699</text:p>
          </table:table-cell>
          <table:table-cell table:style-name="ce6" table:formula="of:=SIN(RADIANS([.A79])*3)" office:value-type="float" office:value="0.965925826289069" calcext:value-type="float">
            <text:p>0,965925826289069</text:p>
          </table:table-cell>
          <table:table-cell table:style-name="ce6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table:formula="of:=SIN(RADIANS([.A80]))" office:value-type="float" office:value="0.5" calcext:value-type="float">
            <text:p>0,5</text:p>
          </table:table-cell>
          <table:table-cell table:style-name="ce6" table:formula="of:=SIN(RADIANS([.A80])*3)" office:value-type="float" office:value="1" calcext:value-type="float">
            <text:p>1</text:p>
          </table:table-cell>
          <table:table-cell table:style-name="ce6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table:formula="of:=SIN(RADIANS([.A81]))" office:value-type="float" office:value="0.573576436351046" calcext:value-type="float">
            <text:p>0,573576436351046</text:p>
          </table:table-cell>
          <table:table-cell table:style-name="ce6" table:formula="of:=SIN(RADIANS([.A81])*3)" office:value-type="float" office:value="0.965925826289069" calcext:value-type="float">
            <text:p>0,965925826289069</text:p>
          </table:table-cell>
          <table:table-cell table:style-name="ce6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formula="of:=SIN(RADIANS([.A82]))" office:value-type="float" office:value="0.642787609686539" calcext:value-type="float">
            <text:p>0,642787609686539</text:p>
          </table:table-cell>
          <table:table-cell table:style-name="ce6" table:formula="of:=SIN(RADIANS([.A82])*3)" office:value-type="float" office:value="0.866025403784439" calcext:value-type="float">
            <text:p>0,866025403784439</text:p>
          </table:table-cell>
          <table:table-cell table:style-name="ce6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table:formula="of:=SIN(RADIANS([.A83]))" office:value-type="float" office:value="0.707106781186547" calcext:value-type="float">
            <text:p>0,707106781186547</text:p>
          </table:table-cell>
          <table:table-cell table:style-name="ce6" table:formula="of:=SIN(RADIANS([.A83])*3)" office:value-type="float" office:value="0.707106781186548" calcext:value-type="float">
            <text:p>0,707106781186548</text:p>
          </table:table-cell>
          <table:table-cell table:style-name="ce6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table:formula="of:=SIN(RADIANS([.A84]))" office:value-type="float" office:value="0.766044443118978" calcext:value-type="float">
            <text:p>0,766044443118978</text:p>
          </table:table-cell>
          <table:table-cell table:style-name="ce6" table:formula="of:=SIN(RADIANS([.A84])*3)" office:value-type="float" office:value="0.5" calcext:value-type="float">
            <text:p>0,5</text:p>
          </table:table-cell>
          <table:table-cell table:style-name="ce6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table:formula="of:=SIN(RADIANS([.A85]))" office:value-type="float" office:value="0.819152044288992" calcext:value-type="float">
            <text:p>0,819152044288992</text:p>
          </table:table-cell>
          <table:table-cell table:style-name="ce6" table:formula="of:=SIN(RADIANS([.A85])*3)" office:value-type="float" office:value="0.258819045102521" calcext:value-type="float">
            <text:p>0,258819045102521</text:p>
          </table:table-cell>
          <table:table-cell table:style-name="ce6" table:formula="of:=3*SIN(RADIANS([.A85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table:formula="of:=SIN(RADIANS([.A86]))" office:value-type="float" office:value="0.866025403784439" calcext:value-type="float">
            <text:p>0,866025403784439</text:p>
          </table:table-cell>
          <table:table-cell table:style-name="ce6" table:formula="of:=SIN(RADIANS([.A86])*3)" office:value-type="float" office:value="1.22514845490862E-016" calcext:value-type="float">
            <text:p>1,22514845490862E-16</text:p>
          </table:table-cell>
          <table:table-cell table:style-name="ce6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table:formula="of:=SIN(RADIANS([.A87]))" office:value-type="float" office:value="0.90630778703665" calcext:value-type="float">
            <text:p>0,90630778703665</text:p>
          </table:table-cell>
          <table:table-cell table:style-name="ce6" table:formula="of:=SIN(RADIANS([.A87])*3)" office:value-type="float" office:value="-0.258819045102521" calcext:value-type="float">
            <text:p>-0,258819045102521</text:p>
          </table:table-cell>
          <table:table-cell table:style-name="ce6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table:formula="of:=SIN(RADIANS([.A88]))" office:value-type="float" office:value="0.939692620785909" calcext:value-type="float">
            <text:p>0,939692620785909</text:p>
          </table:table-cell>
          <table:table-cell table:style-name="ce6" table:formula="of:=SIN(RADIANS([.A88])*3)" office:value-type="float" office:value="-0.5" calcext:value-type="float">
            <text:p>-0,5</text:p>
          </table:table-cell>
          <table:table-cell table:style-name="ce6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table:formula="of:=SIN(RADIANS([.A89]))" office:value-type="float" office:value="0.965925826289069" calcext:value-type="float">
            <text:p>0,965925826289069</text:p>
          </table:table-cell>
          <table:table-cell table:style-name="ce6" table:formula="of:=SIN(RADIANS([.A89])*3)" office:value-type="float" office:value="-0.707106781186547" calcext:value-type="float">
            <text:p>-0,707106781186547</text:p>
          </table:table-cell>
          <table:table-cell table:style-name="ce6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table:formula="of:=SIN(RADIANS([.A90]))" office:value-type="float" office:value="0.984807753012208" calcext:value-type="float">
            <text:p>0,984807753012208</text:p>
          </table:table-cell>
          <table:table-cell table:style-name="ce6" table:formula="of:=SIN(RADIANS([.A90])*3)" office:value-type="float" office:value="-0.866025403784438" calcext:value-type="float">
            <text:p>-0,866025403784438</text:p>
          </table:table-cell>
          <table:table-cell table:style-name="ce6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table:formula="of:=SIN(RADIANS([.A91]))" office:value-type="float" office:value="0.996194698091746" calcext:value-type="float">
            <text:p>0,996194698091746</text:p>
          </table:table-cell>
          <table:table-cell table:style-name="ce6" table:formula="of:=SIN(RADIANS([.A91])*3)" office:value-type="float" office:value="-0.965925826289069" calcext:value-type="float">
            <text:p>-0,965925826289069</text:p>
          </table:table-cell>
          <table:table-cell table:style-name="ce6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table:formula="of:=SIN(RADIANS([.A92]))" office:value-type="float" office:value="1" calcext:value-type="float">
            <text:p>1</text:p>
          </table:table-cell>
          <table:table-cell table:style-name="ce6" table:formula="of:=SIN(RADIANS([.A92])*3)" office:value-type="float" office:value="-1" calcext:value-type="float">
            <text:p>-1</text:p>
          </table:table-cell>
          <table:table-cell table:style-name="ce6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table:formula="of:=SIN(RADIANS([.A93]))" office:value-type="float" office:value="0.996194698091746" calcext:value-type="float">
            <text:p>0,996194698091746</text:p>
          </table:table-cell>
          <table:table-cell table:style-name="ce6" table:formula="of:=SIN(RADIANS([.A93])*3)" office:value-type="float" office:value="-0.965925826289068" calcext:value-type="float">
            <text:p>-0,965925826289068</text:p>
          </table:table-cell>
          <table:table-cell table:style-name="ce6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table:formula="of:=SIN(RADIANS([.A94]))" office:value-type="float" office:value="0.984807753012208" calcext:value-type="float">
            <text:p>0,984807753012208</text:p>
          </table:table-cell>
          <table:table-cell table:style-name="ce6" table:formula="of:=SIN(RADIANS([.A94])*3)" office:value-type="float" office:value="-0.866025403784439" calcext:value-type="float">
            <text:p>-0,866025403784439</text:p>
          </table:table-cell>
          <table:table-cell table:style-name="ce6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table:formula="of:=SIN(RADIANS([.A95]))" office:value-type="float" office:value="0.965925826289069" calcext:value-type="float">
            <text:p>0,965925826289069</text:p>
          </table:table-cell>
          <table:table-cell table:style-name="ce6" table:formula="of:=SIN(RADIANS([.A95])*3)" office:value-type="float" office:value="-0.707106781186547" calcext:value-type="float">
            <text:p>-0,707106781186547</text:p>
          </table:table-cell>
          <table:table-cell table:style-name="ce6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table:formula="of:=SIN(RADIANS([.A96]))" office:value-type="float" office:value="0.939692620785909" calcext:value-type="float">
            <text:p>0,939692620785909</text:p>
          </table:table-cell>
          <table:table-cell table:style-name="ce6" table:formula="of:=SIN(RADIANS([.A96])*3)" office:value-type="float" office:value="-0.5" calcext:value-type="float">
            <text:p>-0,5</text:p>
          </table:table-cell>
          <table:table-cell table:style-name="ce6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table:formula="of:=SIN(RADIANS([.A97]))" office:value-type="float" office:value="0.90630778703665" calcext:value-type="float">
            <text:p>0,90630778703665</text:p>
          </table:table-cell>
          <table:table-cell table:style-name="ce6" table:formula="of:=SIN(RADIANS([.A97])*3)" office:value-type="float" office:value="-0.258819045102521" calcext:value-type="float">
            <text:p>-0,258819045102521</text:p>
          </table:table-cell>
          <table:table-cell table:style-name="ce6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table:formula="of:=SIN(RADIANS([.A98]))" office:value-type="float" office:value="0.866025403784439" calcext:value-type="float">
            <text:p>0,866025403784439</text:p>
          </table:table-cell>
          <table:table-cell table:style-name="ce6" table:formula="of:=SIN(RADIANS([.A98])*3)" office:value-type="float" office:value="-2.45029690981724E-016" calcext:value-type="float">
            <text:p>-2,45029690981724E-16</text:p>
          </table:table-cell>
          <table:table-cell table:style-name="ce6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table:formula="of:=SIN(RADIANS([.A99]))" office:value-type="float" office:value="0.819152044288992" calcext:value-type="float">
            <text:p>0,819152044288992</text:p>
          </table:table-cell>
          <table:table-cell table:style-name="ce6" table:formula="of:=SIN(RADIANS([.A99])*3)" office:value-type="float" office:value="0.258819045102521" calcext:value-type="float">
            <text:p>0,258819045102521</text:p>
          </table:table-cell>
          <table:table-cell table:style-name="ce6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table:formula="of:=SIN(RADIANS([.A100]))" office:value-type="float" office:value="0.766044443118978" calcext:value-type="float">
            <text:p>0,766044443118978</text:p>
          </table:table-cell>
          <table:table-cell table:style-name="ce6" table:formula="of:=SIN(RADIANS([.A100])*3)" office:value-type="float" office:value="0.5" calcext:value-type="float">
            <text:p>0,5</text:p>
          </table:table-cell>
          <table:table-cell table:style-name="ce6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table:formula="of:=SIN(RADIANS([.A101]))" office:value-type="float" office:value="0.707106781186548" calcext:value-type="float">
            <text:p>0,707106781186548</text:p>
          </table:table-cell>
          <table:table-cell table:style-name="ce6" table:formula="of:=SIN(RADIANS([.A101])*3)" office:value-type="float" office:value="0.707106781186547" calcext:value-type="float">
            <text:p>0,707106781186547</text:p>
          </table:table-cell>
          <table:table-cell table:style-name="ce6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table:formula="of:=SIN(RADIANS([.A102]))" office:value-type="float" office:value="0.642787609686539" calcext:value-type="float">
            <text:p>0,642787609686539</text:p>
          </table:table-cell>
          <table:table-cell table:style-name="ce6" table:formula="of:=SIN(RADIANS([.A102])*3)" office:value-type="float" office:value="0.866025403784438" calcext:value-type="float">
            <text:p>0,866025403784438</text:p>
          </table:table-cell>
          <table:table-cell table:style-name="ce6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table:formula="of:=SIN(RADIANS([.A103]))" office:value-type="float" office:value="0.573576436351046" calcext:value-type="float">
            <text:p>0,573576436351046</text:p>
          </table:table-cell>
          <table:table-cell table:style-name="ce6" table:formula="of:=SIN(RADIANS([.A103])*3)" office:value-type="float" office:value="0.965925826289069" calcext:value-type="float">
            <text:p>0,965925826289069</text:p>
          </table:table-cell>
          <table:table-cell table:style-name="ce6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table:formula="of:=SIN(RADIANS([.A104]))" office:value-type="float" office:value="0.5" calcext:value-type="float">
            <text:p>0,5</text:p>
          </table:table-cell>
          <table:table-cell table:style-name="ce6" table:formula="of:=SIN(RADIANS([.A104])*3)" office:value-type="float" office:value="1" calcext:value-type="float">
            <text:p>1</text:p>
          </table:table-cell>
          <table:table-cell table:style-name="ce6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table:formula="of:=SIN(RADIANS([.A105]))" office:value-type="float" office:value="0.422618261740699" calcext:value-type="float">
            <text:p>0,422618261740699</text:p>
          </table:table-cell>
          <table:table-cell table:style-name="ce6" table:formula="of:=SIN(RADIANS([.A105])*3)" office:value-type="float" office:value="0.965925826289069" calcext:value-type="float">
            <text:p>0,965925826289069</text:p>
          </table:table-cell>
          <table:table-cell table:style-name="ce6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table:formula="of:=SIN(RADIANS([.A106]))" office:value-type="float" office:value="0.342020143325669" calcext:value-type="float">
            <text:p>0,342020143325669</text:p>
          </table:table-cell>
          <table:table-cell table:style-name="ce6" table:formula="of:=SIN(RADIANS([.A106])*3)" office:value-type="float" office:value="0.866025403784439" calcext:value-type="float">
            <text:p>0,866025403784439</text:p>
          </table:table-cell>
          <table:table-cell table:style-name="ce6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table:formula="of:=SIN(RADIANS([.A107]))" office:value-type="float" office:value="0.258819045102521" calcext:value-type="float">
            <text:p>0,258819045102521</text:p>
          </table:table-cell>
          <table:table-cell table:style-name="ce6" table:formula="of:=SIN(RADIANS([.A107])*3)" office:value-type="float" office:value="0.707106781186548" calcext:value-type="float">
            <text:p>0,707106781186548</text:p>
          </table:table-cell>
          <table:table-cell table:style-name="ce6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table:formula="of:=SIN(RADIANS([.A108]))" office:value-type="float" office:value="0.17364817766693" calcext:value-type="float">
            <text:p>0,17364817766693</text:p>
          </table:table-cell>
          <table:table-cell table:style-name="ce6" table:formula="of:=SIN(RADIANS([.A108])*3)" office:value-type="float" office:value="0.5" calcext:value-type="float">
            <text:p>0,5</text:p>
          </table:table-cell>
          <table:table-cell table:style-name="ce6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table:formula="of:=SIN(RADIANS([.A109]))" office:value-type="float" office:value="0.0871557427476582" calcext:value-type="float">
            <text:p>0,087155742747658</text:p>
          </table:table-cell>
          <table:table-cell table:style-name="ce6" table:formula="of:=SIN(RADIANS([.A109])*3)" office:value-type="float" office:value="0.258819045102521" calcext:value-type="float">
            <text:p>0,258819045102521</text:p>
          </table:table-cell>
          <table:table-cell table:style-name="ce6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table:formula="of:=SIN(RADIANS([.A110]))" office:value-type="float" office:value="1.22514845490862E-016" calcext:value-type="float">
            <text:p>1,22514845490862E-16</text:p>
          </table:table-cell>
          <table:table-cell table:style-name="ce6" table:formula="of:=SIN(RADIANS([.A110])*3)" office:value-type="float" office:value="3.67544536472586E-016" calcext:value-type="float">
            <text:p>3,67544536472586E-16</text:p>
          </table:table-cell>
          <table:table-cell table:style-name="ce6" table:formula="of:=3*SIN(RADIANS([.A110]))" office:value-type="float" office:value="3.67544536472586E-016" calcext:value-type="float">
            <text:p>3,67544536472586E-16</text:p>
          </table:table-cell>
          <table:table-cell table:number-columns-repeated="1020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table:formula="of:=SIN(RADIANS([.A111]))" office:value-type="float" office:value="-0.0871557427476579" calcext:value-type="float">
            <text:p>-0,087155742747658</text:p>
          </table:table-cell>
          <table:table-cell table:style-name="ce6" table:formula="of:=SIN(RADIANS([.A111])*3)" office:value-type="float" office:value="-0.25881904510252" calcext:value-type="float">
            <text:p>-0,25881904510252</text:p>
          </table:table-cell>
          <table:table-cell table:style-name="ce6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table:formula="of:=SIN(RADIANS([.A112]))" office:value-type="float" office:value="-0.17364817766693" calcext:value-type="float">
            <text:p>-0,17364817766693</text:p>
          </table:table-cell>
          <table:table-cell table:style-name="ce6" table:formula="of:=SIN(RADIANS([.A112])*3)" office:value-type="float" office:value="-0.500000000000001" calcext:value-type="float">
            <text:p>-0,500000000000001</text:p>
          </table:table-cell>
          <table:table-cell table:style-name="ce6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table:formula="of:=SIN(RADIANS([.A113]))" office:value-type="float" office:value="-0.258819045102521" calcext:value-type="float">
            <text:p>-0,258819045102521</text:p>
          </table:table-cell>
          <table:table-cell table:style-name="ce6" table:formula="of:=SIN(RADIANS([.A113])*3)" office:value-type="float" office:value="-0.707106781186548" calcext:value-type="float">
            <text:p>-0,707106781186548</text:p>
          </table:table-cell>
          <table:table-cell table:style-name="ce6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table:formula="of:=SIN(RADIANS([.A114]))" office:value-type="float" office:value="-0.342020143325669" calcext:value-type="float">
            <text:p>-0,342020143325669</text:p>
          </table:table-cell>
          <table:table-cell table:style-name="ce6" table:formula="of:=SIN(RADIANS([.A114])*3)" office:value-type="float" office:value="-0.866025403784439" calcext:value-type="float">
            <text:p>-0,866025403784439</text:p>
          </table:table-cell>
          <table:table-cell table:style-name="ce6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205" calcext:value-type="float">
            <text:p>205</text:p>
          </table:table-cell>
          <table:table-cell table:style-name="ce6" table:formula="of:=SIN(RADIANS([.A115]))" office:value-type="float" office:value="-0.422618261740699" calcext:value-type="float">
            <text:p>-0,422618261740699</text:p>
          </table:table-cell>
          <table:table-cell table:style-name="ce6" table:formula="of:=SIN(RADIANS([.A115])*3)" office:value-type="float" office:value="-0.965925826289068" calcext:value-type="float">
            <text:p>-0,965925826289068</text:p>
          </table:table-cell>
          <table:table-cell table:style-name="ce6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table:formula="of:=SIN(RADIANS([.A116]))" office:value-type="float" office:value="-0.5" calcext:value-type="float">
            <text:p>-0,5</text:p>
          </table:table-cell>
          <table:table-cell table:style-name="ce6" table:formula="of:=SIN(RADIANS([.A116])*3)" office:value-type="float" office:value="-1" calcext:value-type="float">
            <text:p>-1</text:p>
          </table:table-cell>
          <table:table-cell table:style-name="ce6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table:formula="of:=SIN(RADIANS([.A117]))" office:value-type="float" office:value="-0.573576436351046" calcext:value-type="float">
            <text:p>-0,573576436351046</text:p>
          </table:table-cell>
          <table:table-cell table:style-name="ce6" table:formula="of:=SIN(RADIANS([.A117])*3)" office:value-type="float" office:value="-0.965925826289069" calcext:value-type="float">
            <text:p>-0,965925826289069</text:p>
          </table:table-cell>
          <table:table-cell table:style-name="ce6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table:formula="of:=SIN(RADIANS([.A118]))" office:value-type="float" office:value="-0.642787609686539" calcext:value-type="float">
            <text:p>-0,642787609686539</text:p>
          </table:table-cell>
          <table:table-cell table:style-name="ce6" table:formula="of:=SIN(RADIANS([.A118])*3)" office:value-type="float" office:value="-0.866025403784438" calcext:value-type="float">
            <text:p>-0,866025403784438</text:p>
          </table:table-cell>
          <table:table-cell table:style-name="ce6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table:formula="of:=SIN(RADIANS([.A119]))" office:value-type="float" office:value="-0.707106781186547" calcext:value-type="float">
            <text:p>-0,707106781186547</text:p>
          </table:table-cell>
          <table:table-cell table:style-name="ce6" table:formula="of:=SIN(RADIANS([.A119])*3)" office:value-type="float" office:value="-0.707106781186549" calcext:value-type="float">
            <text:p>-0,707106781186549</text:p>
          </table:table-cell>
          <table:table-cell table:style-name="ce6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table:formula="of:=SIN(RADIANS([.A120]))" office:value-type="float" office:value="-0.766044443118978" calcext:value-type="float">
            <text:p>-0,766044443118978</text:p>
          </table:table-cell>
          <table:table-cell table:style-name="ce6" table:formula="of:=SIN(RADIANS([.A120])*3)" office:value-type="float" office:value="-0.5" calcext:value-type="float">
            <text:p>-0,5</text:p>
          </table:table-cell>
          <table:table-cell table:style-name="ce6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6" table:formula="of:=SIN(RADIANS([.A121]))" office:value-type="float" office:value="-0.819152044288992" calcext:value-type="float">
            <text:p>-0,819152044288992</text:p>
          </table:table-cell>
          <table:table-cell table:style-name="ce6" table:formula="of:=SIN(RADIANS([.A121])*3)" office:value-type="float" office:value="-0.258819045102523" calcext:value-type="float">
            <text:p>-0,258819045102523</text:p>
          </table:table-cell>
          <table:table-cell table:style-name="ce6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table:formula="of:=SIN(RADIANS([.A122]))" office:value-type="float" office:value="-0.866025403784438" calcext:value-type="float">
            <text:p>-0,866025403784438</text:p>
          </table:table-cell>
          <table:table-cell table:style-name="ce6" table:formula="of:=SIN(RADIANS([.A122])*3)" office:value-type="float" office:value="-4.90059381963448E-016" calcext:value-type="float">
            <text:p>-4,90059381963448E-16</text:p>
          </table:table-cell>
          <table:table-cell table:style-name="ce6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6" table:formula="of:=SIN(RADIANS([.A123]))" office:value-type="float" office:value="-0.90630778703665" calcext:value-type="float">
            <text:p>-0,90630778703665</text:p>
          </table:table-cell>
          <table:table-cell table:style-name="ce6" table:formula="of:=SIN(RADIANS([.A123])*3)" office:value-type="float" office:value="0.258819045102522" calcext:value-type="float">
            <text:p>0,258819045102522</text:p>
          </table:table-cell>
          <table:table-cell table:style-name="ce6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6" table:formula="of:=SIN(RADIANS([.A124]))" office:value-type="float" office:value="-0.939692620785909" calcext:value-type="float">
            <text:p>-0,939692620785909</text:p>
          </table:table-cell>
          <table:table-cell table:style-name="ce6" table:formula="of:=SIN(RADIANS([.A124])*3)" office:value-type="float" office:value="0.500000000000001" calcext:value-type="float">
            <text:p>0,500000000000001</text:p>
          </table:table-cell>
          <table:table-cell table:style-name="ce6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6" table:formula="of:=SIN(RADIANS([.A125]))" office:value-type="float" office:value="-0.965925826289069" calcext:value-type="float">
            <text:p>-0,965925826289069</text:p>
          </table:table-cell>
          <table:table-cell table:style-name="ce6" table:formula="of:=SIN(RADIANS([.A125])*3)" office:value-type="float" office:value="0.707106781186548" calcext:value-type="float">
            <text:p>0,707106781186548</text:p>
          </table:table-cell>
          <table:table-cell table:style-name="ce6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6" table:formula="of:=SIN(RADIANS([.A126]))" office:value-type="float" office:value="-0.984807753012208" calcext:value-type="float">
            <text:p>-0,984807753012208</text:p>
          </table:table-cell>
          <table:table-cell table:style-name="ce6" table:formula="of:=SIN(RADIANS([.A126])*3)" office:value-type="float" office:value="0.866025403784439" calcext:value-type="float">
            <text:p>0,866025403784439</text:p>
          </table:table-cell>
          <table:table-cell table:style-name="ce6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6" table:formula="of:=SIN(RADIANS([.A127]))" office:value-type="float" office:value="-0.996194698091746" calcext:value-type="float">
            <text:p>-0,996194698091746</text:p>
          </table:table-cell>
          <table:table-cell table:style-name="ce6" table:formula="of:=SIN(RADIANS([.A127])*3)" office:value-type="float" office:value="0.965925826289068" calcext:value-type="float">
            <text:p>0,965925826289068</text:p>
          </table:table-cell>
          <table:table-cell table:style-name="ce6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6" table:formula="of:=SIN(RADIANS([.A128]))" office:value-type="float" office:value="-1" calcext:value-type="float">
            <text:p>-1</text:p>
          </table:table-cell>
          <table:table-cell table:style-name="ce6" table:formula="of:=SIN(RADIANS([.A128])*3)" office:value-type="float" office:value="1" calcext:value-type="float">
            <text:p>1</text:p>
          </table:table-cell>
          <table:table-cell table:style-name="ce6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6" table:formula="of:=SIN(RADIANS([.A129]))" office:value-type="float" office:value="-0.996194698091746" calcext:value-type="float">
            <text:p>-0,996194698091746</text:p>
          </table:table-cell>
          <table:table-cell table:style-name="ce6" table:formula="of:=SIN(RADIANS([.A129])*3)" office:value-type="float" office:value="0.965925826289069" calcext:value-type="float">
            <text:p>0,965925826289069</text:p>
          </table:table-cell>
          <table:table-cell table:style-name="ce6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6" table:formula="of:=SIN(RADIANS([.A130]))" office:value-type="float" office:value="-0.984807753012208" calcext:value-type="float">
            <text:p>-0,984807753012208</text:p>
          </table:table-cell>
          <table:table-cell table:style-name="ce6" table:formula="of:=SIN(RADIANS([.A130])*3)" office:value-type="float" office:value="0.866025403784439" calcext:value-type="float">
            <text:p>0,866025403784439</text:p>
          </table:table-cell>
          <table:table-cell table:style-name="ce6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6" table:formula="of:=SIN(RADIANS([.A131]))" office:value-type="float" office:value="-0.965925826289069" calcext:value-type="float">
            <text:p>-0,965925826289069</text:p>
          </table:table-cell>
          <table:table-cell table:style-name="ce6" table:formula="of:=SIN(RADIANS([.A131])*3)" office:value-type="float" office:value="0.707106781186549" calcext:value-type="float">
            <text:p>0,707106781186549</text:p>
          </table:table-cell>
          <table:table-cell table:style-name="ce6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6" table:formula="of:=SIN(RADIANS([.A132]))" office:value-type="float" office:value="-0.939692620785909" calcext:value-type="float">
            <text:p>-0,939692620785909</text:p>
          </table:table-cell>
          <table:table-cell table:style-name="ce6" table:formula="of:=SIN(RADIANS([.A132])*3)" office:value-type="float" office:value="0.5" calcext:value-type="float">
            <text:p>0,5</text:p>
          </table:table-cell>
          <table:table-cell table:style-name="ce6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6" table:formula="of:=SIN(RADIANS([.A133]))" office:value-type="float" office:value="-0.90630778703665" calcext:value-type="float">
            <text:p>-0,90630778703665</text:p>
          </table:table-cell>
          <table:table-cell table:style-name="ce6" table:formula="of:=SIN(RADIANS([.A133])*3)" office:value-type="float" office:value="0.258819045102519" calcext:value-type="float">
            <text:p>0,258819045102519</text:p>
          </table:table-cell>
          <table:table-cell table:style-name="ce6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table:formula="of:=SIN(RADIANS([.A134]))" office:value-type="float" office:value="-0.866025403784439" calcext:value-type="float">
            <text:p>-0,866025403784439</text:p>
          </table:table-cell>
          <table:table-cell table:style-name="ce6" table:formula="of:=SIN(RADIANS([.A134])*3)" office:value-type="float" office:value="6.1257422745431E-016" calcext:value-type="float">
            <text:p>6,1257422745431E-16</text:p>
          </table:table-cell>
          <table:table-cell table:style-name="ce6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6" table:formula="of:=SIN(RADIANS([.A135]))" office:value-type="float" office:value="-0.819152044288992" calcext:value-type="float">
            <text:p>-0,819152044288992</text:p>
          </table:table-cell>
          <table:table-cell table:style-name="ce6" table:formula="of:=SIN(RADIANS([.A135])*3)" office:value-type="float" office:value="-0.258819045102522" calcext:value-type="float">
            <text:p>-0,258819045102522</text:p>
          </table:table-cell>
          <table:table-cell table:style-name="ce6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6" table:formula="of:=SIN(RADIANS([.A136]))" office:value-type="float" office:value="-0.766044443118978" calcext:value-type="float">
            <text:p>-0,766044443118978</text:p>
          </table:table-cell>
          <table:table-cell table:style-name="ce6" table:formula="of:=SIN(RADIANS([.A136])*3)" office:value-type="float" office:value="-0.499999999999999" calcext:value-type="float">
            <text:p>-0,499999999999999</text:p>
          </table:table-cell>
          <table:table-cell table:style-name="ce6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6" table:formula="of:=SIN(RADIANS([.A137]))" office:value-type="float" office:value="-0.707106781186548" calcext:value-type="float">
            <text:p>-0,707106781186548</text:p>
          </table:table-cell>
          <table:table-cell table:style-name="ce6" table:formula="of:=SIN(RADIANS([.A137])*3)" office:value-type="float" office:value="-0.707106781186548" calcext:value-type="float">
            <text:p>-0,707106781186548</text:p>
          </table:table-cell>
          <table:table-cell table:style-name="ce6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6" table:formula="of:=SIN(RADIANS([.A138]))" office:value-type="float" office:value="-0.64278760968654" calcext:value-type="float">
            <text:p>-0,64278760968654</text:p>
          </table:table-cell>
          <table:table-cell table:style-name="ce6" table:formula="of:=SIN(RADIANS([.A138])*3)" office:value-type="float" office:value="-0.866025403784438" calcext:value-type="float">
            <text:p>-0,866025403784438</text:p>
          </table:table-cell>
          <table:table-cell table:style-name="ce6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6" table:formula="of:=SIN(RADIANS([.A139]))" office:value-type="float" office:value="-0.573576436351047" calcext:value-type="float">
            <text:p>-0,573576436351047</text:p>
          </table:table-cell>
          <table:table-cell table:style-name="ce6" table:formula="of:=SIN(RADIANS([.A139])*3)" office:value-type="float" office:value="-0.965925826289068" calcext:value-type="float">
            <text:p>-0,965925826289068</text:p>
          </table:table-cell>
          <table:table-cell table:style-name="ce6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6" table:formula="of:=SIN(RADIANS([.A140]))" office:value-type="float" office:value="-0.500000000000001" calcext:value-type="float">
            <text:p>-0,500000000000001</text:p>
          </table:table-cell>
          <table:table-cell table:style-name="ce6" table:formula="of:=SIN(RADIANS([.A140])*3)" office:value-type="float" office:value="-1" calcext:value-type="float">
            <text:p>-1</text:p>
          </table:table-cell>
          <table:table-cell table:style-name="ce6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6" table:formula="of:=SIN(RADIANS([.A141]))" office:value-type="float" office:value="-0.422618261740699" calcext:value-type="float">
            <text:p>-0,422618261740699</text:p>
          </table:table-cell>
          <table:table-cell table:style-name="ce6" table:formula="of:=SIN(RADIANS([.A141])*3)" office:value-type="float" office:value="-0.965925826289069" calcext:value-type="float">
            <text:p>-0,965925826289069</text:p>
          </table:table-cell>
          <table:table-cell table:style-name="ce6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6" table:formula="of:=SIN(RADIANS([.A142]))" office:value-type="float" office:value="-0.342020143325669" calcext:value-type="float">
            <text:p>-0,342020143325669</text:p>
          </table:table-cell>
          <table:table-cell table:style-name="ce6" table:formula="of:=SIN(RADIANS([.A142])*3)" office:value-type="float" office:value="-0.866025403784438" calcext:value-type="float">
            <text:p>-0,866025403784438</text:p>
          </table:table-cell>
          <table:table-cell table:style-name="ce6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6" table:formula="of:=SIN(RADIANS([.A143]))" office:value-type="float" office:value="-0.258819045102521" calcext:value-type="float">
            <text:p>-0,258819045102521</text:p>
          </table:table-cell>
          <table:table-cell table:style-name="ce6" table:formula="of:=SIN(RADIANS([.A143])*3)" office:value-type="float" office:value="-0.707106781186546" calcext:value-type="float">
            <text:p>-0,707106781186546</text:p>
          </table:table-cell>
          <table:table-cell table:style-name="ce6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6" table:formula="of:=SIN(RADIANS([.A144]))" office:value-type="float" office:value="-0.17364817766693" calcext:value-type="float">
            <text:p>-0,17364817766693</text:p>
          </table:table-cell>
          <table:table-cell table:style-name="ce6" table:formula="of:=SIN(RADIANS([.A144])*3)" office:value-type="float" office:value="-0.5" calcext:value-type="float">
            <text:p>-0,5</text:p>
          </table:table-cell>
          <table:table-cell table:style-name="ce6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6" table:formula="of:=SIN(RADIANS([.A145]))" office:value-type="float" office:value="-0.0871557427476583" calcext:value-type="float">
            <text:p>-0,087155742747658</text:p>
          </table:table-cell>
          <table:table-cell table:style-name="ce6" table:formula="of:=SIN(RADIANS([.A145])*3)" office:value-type="float" office:value="-0.258819045102523" calcext:value-type="float">
            <text:p>-0,258819045102523</text:p>
          </table:table-cell>
          <table:table-cell table:style-name="ce6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6" table:formula="of:=SIN(RADIANS([.A146]))" office:value-type="float" office:value="-2.45029690981724E-016" calcext:value-type="float">
            <text:p>-2,45029690981724E-16</text:p>
          </table:table-cell>
          <table:table-cell table:style-name="ce6" table:formula="of:=SIN(RADIANS([.A146])*3)" office:value-type="float" office:value="-7.35089072945172E-016" calcext:value-type="float">
            <text:p>-7,35089072945172E-16</text:p>
          </table:table-cell>
          <table:table-cell table:style-name="ce6" table:formula="of:=3*SIN(RADIANS([.A146]))" office:value-type="float" office:value="-7.35089072945172E-016" calcext:value-type="float">
            <text:p>-7,35089072945172E-16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_Pomiary" table:style-name="ta1">
        <table:shapes>
          <draw:frame draw:z-index="0" draw:name="Wykres 1" draw:style-name="gr1" svg:width="159.88mm" svg:height="89.96mm" svg:x="98.74mm" svg:y="121.71mm">
            <loext:p/>
            <draw:object draw:notify-on-update-of-ranges="5__Pomiary.A2:5__Pomiary.A32 5__Pomiary.B1:5__Pomiary.B1 5__Pomiary.B2:5__Pomiary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3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6" office:value-type="float" office:value="1.3" calcext:value-type="float">
            <text:p>1,3</text:p>
          </table:table-cell>
          <table:table-cell table:style-name="ce6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6" office:value-type="float" office:value="1.6" calcext:value-type="float">
            <text:p>1,6</text:p>
          </table:table-cell>
          <table:table-cell table:style-name="ce6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6" office:value-type="float" office:value="2.9" calcext:value-type="float">
            <text:p>2,9</text:p>
          </table:table-cell>
          <table:table-cell table:style-name="ce6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_Nazwiska" table:style-name="ta1">
        <table:shapes>
          <draw:frame draw:z-index="0" draw:name="Wykres 1" draw:style-name="gr1" svg:width="245.71mm" svg:height="114.52mm" svg:x="86.37mm" svg:y="11.64mm">
            <loext:p/>
            <draw:object draw:notify-on-update-of-ranges="6__Nazwiska.A2:6__Nazwiska.A9 6__Nazwiska.B1:6__Nazwiska.B1 6__Nazwiska.B2:6__Nazwiska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3" table:number-columns-repeated="1018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nik</text:p>
          </table:table-cell>
          <table:table-cell table:style-name="ce6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usiał</text:p>
          </table:table-cell>
          <table:table-cell table:style-name="ce6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awrzyniak</text:p>
          </table:table-cell>
          <table:table-cell table:style-name="ce6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wak</text:p>
          </table:table-cell>
          <table:table-cell table:style-name="ce6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iśniewski</text:p>
          </table:table-cell>
          <table:table-cell table:style-name="ce6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rat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ra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ołodziejczyk</text:p>
          </table:table-cell>
          <table:table-cell table:style-name="ce6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_Klasyfikacja" table:style-name="ta1">
        <table:shapes>
          <draw:frame draw:z-index="0" draw:name="Wykres 1" draw:style-name="gr1" svg:width="160.08mm" svg:height="89.96mm" svg:x="123.14mm" svg:y="25.19mm">
            <loext:p/>
            <draw:object draw:notify-on-update-of-ranges="7__Klasyfikacja.A2:7__Klasyfikacja.A11 7__Klasyfikacja.B1:7__Klasyfikacja.B1 7__Klasyfikacja.B2:7__Klasyfikacja.B11 7__Klasyfikacja.C1:7__Klasyfikacja.C1 7__Klasyfikacja.C2:7__Klasyfikacja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Średnia ocen</text:p>
          </table:table-cell>
          <table:table-cell table:style-name="ce2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A</text:p>
          </table:table-cell>
          <table:table-cell table:style-name="ce6" table:formula="of:=ROUND(RAND()*5+1;2)" office:value-type="float" office:value="2.94" calcext:value-type="float">
            <text:p>2,94</text:p>
          </table:table-cell>
          <table:table-cell table:style-name="ce8" table:formula="of:=RAND()*0.5+0.5" office:value-type="percentage" office:value="0.770497387908227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B</text:p>
          </table:table-cell>
          <table:table-cell table:style-name="ce6" table:formula="of:=ROUND(RAND()*5+1;2)" office:value-type="float" office:value="3.1" calcext:value-type="float">
            <text:p>3,1</text:p>
          </table:table-cell>
          <table:table-cell table:style-name="ce8" table:formula="of:=RAND()*0.5+0.5" office:value-type="percentage" office:value="0.754803107379031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C</text:p>
          </table:table-cell>
          <table:table-cell table:style-name="ce6" table:formula="of:=ROUND(RAND()*5+1;2)" office:value-type="float" office:value="1.37" calcext:value-type="float">
            <text:p>1,37</text:p>
          </table:table-cell>
          <table:table-cell table:style-name="ce8" table:formula="of:=RAND()*0.5+0.5" office:value-type="percentage" office:value="0.926132017332123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6" table:formula="of:=ROUND(RAND()*5+1;2)" office:value-type="float" office:value="4.75" calcext:value-type="float">
            <text:p>4,75</text:p>
          </table:table-cell>
          <table:table-cell table:style-name="ce8" table:formula="of:=RAND()*0.5+0.5" office:value-type="percentage" office:value="0.916446294331576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E</text:p>
          </table:table-cell>
          <table:table-cell table:style-name="ce6" table:formula="of:=ROUND(RAND()*5+1;2)" office:value-type="float" office:value="3.58" calcext:value-type="float">
            <text:p>3,58</text:p>
          </table:table-cell>
          <table:table-cell table:style-name="ce8" table:formula="of:=RAND()*0.5+0.5" office:value-type="percentage" office:value="0.548178315994509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A</text:p>
          </table:table-cell>
          <table:table-cell table:style-name="ce6" table:formula="of:=ROUND(RAND()*5+1;2)" office:value-type="float" office:value="2.01" calcext:value-type="float">
            <text:p>2,01</text:p>
          </table:table-cell>
          <table:table-cell table:style-name="ce8" table:formula="of:=RAND()*0.5+0.5" office:value-type="percentage" office:value="0.7793038094722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B</text:p>
          </table:table-cell>
          <table:table-cell table:style-name="ce6" table:formula="of:=ROUND(RAND()*5+1;2)" office:value-type="float" office:value="1.66" calcext:value-type="float">
            <text:p>1,66</text:p>
          </table:table-cell>
          <table:table-cell table:style-name="ce8" table:formula="of:=RAND()*0.5+0.5" office:value-type="percentage" office:value="0.769085328973839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C</text:p>
          </table:table-cell>
          <table:table-cell table:style-name="ce6" table:formula="of:=ROUND(RAND()*5+1;2)" office:value-type="float" office:value="2.42" calcext:value-type="float">
            <text:p>2,42</text:p>
          </table:table-cell>
          <table:table-cell table:style-name="ce8" table:formula="of:=RAND()*0.5+0.5" office:value-type="percentage" office:value="0.832099180773314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D</text:p>
          </table:table-cell>
          <table:table-cell table:style-name="ce6" table:formula="of:=ROUND(RAND()*5+1;2)" office:value-type="float" office:value="3.54" calcext:value-type="float">
            <text:p>3,54</text:p>
          </table:table-cell>
          <table:table-cell table:style-name="ce8" table:formula="of:=RAND()*0.5+0.5" office:value-type="percentage" office:value="0.912352456344762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E</text:p>
          </table:table-cell>
          <table:table-cell table:style-name="ce6" table:formula="of:=ROUND(RAND()*5+1;2)" office:value-type="float" office:value="1.28" calcext:value-type="float">
            <text:p>1,28</text:p>
          </table:table-cell>
          <table:table-cell table:style-name="ce8" table:formula="of:=RAND()*0.5+0.5" office:value-type="percentage" office:value="0.530134785597752" calcext:value-type="percentage">
            <text:p>5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1__Giełda.$A$1" table:expression="#REF!"/>
        <table:named-expression table:name="Kwerenda1" table:base-cell-address="$1__Giełda.$A$1" table:expression="#REF!"/>
        <table:named-expression table:name="__shared_3_0_0" table:base-cell-address="$1__Giełda.$A$1" table:expression="&quot;&quot;&quot;&quot;&quot;&quot;&quot;1/(POWER([.A1];2)-1)&quot;&quot;&quot;&quot;&quot;&quot;&quot;"/>
        <table:named-expression table:name="__shared_3_1_0" table:base-cell-address="$1__Giełda.$A$1" table:expression="&quot;&quot;&quot;&quot;&quot;&quot;&quot;1/(POWER([.A1];2)-1)&quot;&quot;&quot;&quot;&quot;&quot;&quot;"/>
        <table:named-expression table:name="__shared_4_0_0" table:base-cell-address="$1__Giełda.$A$1" table:expression="&quot;&quot;&quot;&quot;&quot;&quot;&quot;SIN([.A1]*PI()/180)&quot;&quot;&quot;&quot;&quot;&quot;&quot;"/>
        <table:named-expression table:name="__shared_4_10_0" table:base-cell-address="$1__Giełda.$A$1" table:expression="&quot;&quot;&quot;&quot;&quot;&quot;&quot;SIN(3*[.A1]*PI()/180)&quot;&quot;&quot;&quot;&quot;&quot;&quot;"/>
        <table:named-expression table:name="__shared_4_11_0" table:base-cell-address="$1__Giełda.$A$1" table:expression="&quot;&quot;&quot;&quot;&quot;&quot;&quot;3*SIN([.A1]*PI()/180)&quot;&quot;&quot;&quot;&quot;&quot;&quot;"/>
        <table:named-expression table:name="__shared_4_12_0" table:base-cell-address="$1__Giełda.$A$1" table:expression="&quot;&quot;&quot;&quot;&quot;&quot;&quot;SIN([.A1]*PI()/180)&quot;&quot;&quot;&quot;&quot;&quot;&quot;"/>
        <table:named-expression table:name="__shared_4_13_0" table:base-cell-address="$1__Giełda.$A$1" table:expression="&quot;&quot;&quot;&quot;&quot;&quot;&quot;SIN(3*[.A1]*PI()/180)&quot;&quot;&quot;&quot;&quot;&quot;&quot;"/>
        <table:named-expression table:name="__shared_4_14_0" table:base-cell-address="$1__Giełda.$A$1" table:expression="&quot;&quot;&quot;&quot;&quot;&quot;&quot;3*SIN([.A1]*PI()/180)&quot;&quot;&quot;&quot;&quot;&quot;&quot;"/>
        <table:named-expression table:name="__shared_4_1_0" table:base-cell-address="$1__Giełda.$A$1" table:expression="&quot;&quot;&quot;&quot;&quot;&quot;&quot;SIN(3*[.A1]*PI()/180)&quot;&quot;&quot;&quot;&quot;&quot;&quot;"/>
        <table:named-expression table:name="__shared_4_2_0" table:base-cell-address="$1__Giełda.$A$1" table:expression="&quot;&quot;&quot;&quot;&quot;&quot;&quot;3*SIN([.A1]*PI()/180)&quot;&quot;&quot;&quot;&quot;&quot;&quot;"/>
        <table:named-expression table:name="__shared_4_3_0" table:base-cell-address="$1__Giełda.$A$1" table:expression="&quot;&quot;&quot;&quot;&quot;&quot;&quot;SIN([.A1]*PI()/180)&quot;&quot;&quot;&quot;&quot;&quot;&quot;"/>
        <table:named-expression table:name="__shared_4_4_0" table:base-cell-address="$1__Giełda.$A$1" table:expression="&quot;&quot;&quot;&quot;&quot;&quot;&quot;SIN(3*[.A1]*PI()/180)&quot;&quot;&quot;&quot;&quot;&quot;&quot;"/>
        <table:named-expression table:name="__shared_4_5_0" table:base-cell-address="$1__Giełda.$A$1" table:expression="&quot;&quot;&quot;&quot;&quot;&quot;&quot;3*SIN([.A1]*PI()/180)&quot;&quot;&quot;&quot;&quot;&quot;&quot;"/>
        <table:named-expression table:name="__shared_4_6_0" table:base-cell-address="$1__Giełda.$A$1" table:expression="&quot;&quot;&quot;&quot;&quot;&quot;&quot;SIN([.A1]*PI()/180)&quot;&quot;&quot;&quot;&quot;&quot;&quot;"/>
        <table:named-expression table:name="__shared_4_7_0" table:base-cell-address="$1__Giełda.$A$1" table:expression="&quot;&quot;&quot;&quot;&quot;&quot;&quot;SIN(3*[.A1]*PI()/180)&quot;&quot;&quot;&quot;&quot;&quot;&quot;"/>
        <table:named-expression table:name="__shared_4_8_0" table:base-cell-address="$1__Giełda.$A$1" table:expression="&quot;&quot;&quot;&quot;&quot;&quot;&quot;3*SIN([.A1]*PI()/180)&quot;&quot;&quot;&quot;&quot;&quot;&quot;"/>
        <table:named-expression table:name="__shared_4_9_0" table:base-cell-address="$1__Giełda.$A$1" table:expression="&quot;&quot;&quot;&quot;&quot;&quot;&quot;SIN([.A1]*PI()/180)&quot;&quot;&quot;&quot;&quot;&quot;&quot;"/>
        <table:named-expression table:name="__shared_7_0_0" table:base-cell-address="$1__Giełda.$A$1" table:expression="&quot;&quot;&quot;&quot;&quot;&quot;&quot;ROUND(RAND()*5+1;2)&quot;&quot;&quot;&quot;&quot;&quot;&quot;"/>
        <table:named-expression table:name="__shared_7_1_0" table:base-cell-address="$1__Giełda.$A$1" table:expression="&quot;&quot;&quot;&quot;&quot;&quot;&quot;RAND()*0.5+0.5&quot;&quot;&quot;&quot;&quot;&quot;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number-style style:name="N10110" number:language="pl" number:country="PL">
      <number:number number:decimal-places="2" loext:min-decimal-places="2" number:min-integer-digits="1">
        <number:embedded-text number:position="3"> </number:embedded-text>
      </number:number>
    </number:number-style>
    <number:number-style style:name="N10111" number:language="pl" number:country="PL" number:transliteration-format="1" number:transliteration-language="pl" number:transliteration-country="PL" number:transliteration-style="short">
      <number:number number:min-integer-digits="1"/>
      <number:text/>
    </number:number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xcel_20_Built-in_20_Percent" style:display-name="Excel Built-in Percent" style:family="table-cell" style:parent-style-name="Default" style:data-style-name="N10010">
      <style:table-cell-properties fo:background-color="transparent" style:vertical-align="automatic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2:17.7341829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3-01-05T14:33:57Z</meta:creation-date>
    <dc:date>2017-12-18T09:52:50.653996264</dc:date>
    <meta:editing-cycles>29</meta:editing-cycles>
    <meta:editing-duration>PT2H35M40S</meta:editing-duration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ffbcc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-color="#e0efd4"/>
    </style:style>
    <style:style style:name="ch5" style:family="chart" style:data-style-name="N1008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Liberation Serif'" style:font-family-generic="roman" fo:font-size="11.0001602172852pt" fo:font-weight="bold" style:font-size-asian="11.0001602172852pt" style:font-weight-asian="bold" style:font-size-complex="11.0001602172852pt" style:font-weight-complex="bold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10004">
      <style:chart-properties chart:display-label="true" chart:tick-marks-major-inner="false" chart:tick-marks-major-outer="false" chart:logarithmic="false" chart:maximum="50000" chart:origin="0" chart:interval-major="1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>
      <style:graphic-properties svg:stroke-width="0.018cm"/>
    </style:style>
    <style:style style:name="ch11" style:family="chart" style:data-style-name="N10004">
      <style:chart-properties chart:symbol-type="none" chart:link-data-style-to-source="true"/>
      <style:graphic-properties svg:stroke-width="0.1cm" svg:stroke-color="#0d1f63" draw:fill="none" draw:fill-color="#0d1f63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solid" draw:fill-color="#e0efd4"/>
    </style:style>
    <style:style style:name="ch13" style:family="chart">
      <style:graphic-properties draw:fill-color="#d9d9d9"/>
    </style:style>
  </office:automatic-styles>
  <office:body>
    <office:chart>
      <chart:chart svg:width="27.832cm" svg:height="16.244cm" xlink:href=".." xlink:type="simple" chart:class="chart:line" chart:style-name="ch1">
        <chart:title svg:x="12.497cm" svg:y="0.459cm" chart:style-name="ch2">
          <text:p>Dane giełdowe</text:p>
        </chart:title>
        <chart:legend chart:legend-position="end" svg:x="24.9cm" svg:y="7.849cm" style:legend-expansion="high" chart:style-name="ch3"/>
        <chart:plot-area chart:style-name="ch4" table:cell-range-address="1__Giełda.A1:1__Giełda.B22" chart:data-source-has-labels="both" svg:x="1.515cm" svg:y="1.51cm" svg:width="22.829cm" svg:height="13.481cm">
          <chartooo:coordinate-region svg:x="3.071cm" svg:y="1.51cm" svg:width="21.122cm" svg:height="11.375cm"/>
          <chart:axis chart:dimension="x" chart:name="primary-x" chart:style-name="ch5" chartooo:axis-type="text">
            <chart:title svg:x="12.567cm" svg:y="15.315cm" chart:style-name="ch6">
              <text:p>Data</text:p>
            </chart:title>
            <chart:categories table:cell-range-address="1__Giełda.A2:1__Giełda.A22"/>
            <chart:grid chart:style-name="ch7" chart:class="major"/>
          </chart:axis>
          <chart:axis chart:dimension="y" chart:name="primary-y" chart:style-name="ch8">
            <chart:title svg:x="0.451cm" svg:y="8.85cm" chart:style-name="ch9">
              <text:p>Wartość</text:p>
            </chart:title>
            <chart:grid chart:style-name="ch10" chart:class="major"/>
          </chart:axis>
          <chart:series chart:style-name="ch11" chart:values-cell-range-address="1__Giełda.B2:1__Giełda.B22" chart:label-cell-address="1__Giełda.B1:1__Giełda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1__Giełda.B1:1__Giełda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1__Giełda.A2:1__Giełda.A22</svg:desc>
                </draw:g>
              </table:table-cell>
              <table:table-cell office:value-type="float" office:value="47700.76">
                <text:p>47700.76</text:p>
                <draw:g>
                  <svg:desc>1__Giełda.B2:1__Giełda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ngle-offset="270" chart:data-label-number="value-and-percentage" chart:data-label-text="true" chart:data-label-symbol="false"/>
      <style:graphic-properties svg:stroke-width="0.026cm" svg:stroke-color="#b3b3b3" draw:fill="none"/>
    </style:style>
    <style:style style:name="ch4" style:family="chart" style:data-style-name="N1000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1000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6" style:family="chart" style:data-style-name="N10000">
      <style:chart-properties chart:link-data-style-to-source="true" chart:data-label-number="value-and-percentage" chart:data-label-text="true" chart:data-label-symbol="false" chart:label-position="avoid-overlap">
        <chart:label-separator>
          <text:p>;</text:p>
        </chart:label-separator>
      </style:chart-properties>
      <style:graphic-properties draw:stroke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solid-type="cuboid"/>
      <style:graphic-properties draw:fill-color="#004586"/>
    </style:style>
    <style:style style:name="ch8" style:family="chart" style:data-style-name="N0">
      <style:chart-properties chart:solid-type="cuboid"/>
      <style:graphic-properties draw:fill-color="#ff420e"/>
    </style:style>
    <style:style style:name="ch9" style:family="chart" style:data-style-name="N0">
      <style:chart-properties chart:solid-type="cuboid"/>
      <style:graphic-properties draw:fill-color="#ffd320"/>
    </style:style>
    <style:style style:name="ch10" style:family="chart" style:data-style-name="N0">
      <style:chart-properties chart:solid-type="cuboid"/>
      <style:graphic-properties draw:fill-color="#579d1c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2.705cm" svg:height="18.396cm" xlink:href=".." xlink:type="simple" chart:class="chart:circle" chart:style-name="ch1">
        <chart:legend chart:legend-position="end" svg:x="28.881cm" svg:y="8.258cm" style:legend-expansion="high" chart:style-name="ch2"/>
        <chart:plot-area chart:style-name="ch3" table:cell-range-address="2__Wybory.A1:2__Wybory.B5" chart:data-source-has-labels="both" svg:x="7.513cm" svg:y="1.622cm" svg:width="13.924cm" svg:height="13.925cm">
          <chartooo:coordinate-region svg:x="7.514cm" svg:y="1.624cm" svg:width="13.923cm" svg:height="13.923cm"/>
          <chart:axis chart:dimension="x" chart:name="primary-x" chart:style-name="ch4" chartooo:axis-type="text">
            <chart:categories table:cell-range-address="2__Wybory.A2:2__Wybory.A5"/>
          </chart:axis>
          <chart:axis chart:dimension="y" chart:name="primary-y" chart:style-name="ch5"/>
          <chart:series chart:style-name="ch6" chart:values-cell-range-address="2__Wybory.B2:2__Wybory.B5" chart:label-cell-address="2__Wybory.B1:2__Wybory.B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2__Wybory.B1:2__Wybo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2__Wybory.A2:2__Wybory.A5</svg:desc>
                </draw:g>
              </table:table-cell>
              <table:table-cell office:value-type="float" office:value="45">
                <text:p>45</text:p>
                <draw:g>
                  <svg:desc>2__Wybory.B2:2__Wybory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88cm" svg:height="8.997cm" xlink:href=".." xlink:type="simple" chart:class="chart:scatter" chart:style-name="ch1">
        <chart:legend chart:legend-position="end" svg:x="14.485cm" svg:y="4.225cm" style:legend-expansion="high" chart:style-name="ch2"/>
        <chart:plot-area chart:style-name="ch3" table:cell-range-address="3__Matematyczne_I.A2:3__Matematyczne_I.B102 3__Matematyczne_I.B1:3__Matematyczne_I.B1" chart:data-source-has-labels="row" svg:x="0.319cm" svg:y="0.179cm" svg:width="13.847cm" svg:height="8.639cm">
          <chartooo:coordinate-region svg:x="0.861cm" svg:y="0.352cm" svg:width="13.211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__Matematyczne_I.B2:3__Matematyczne_I.B102" chart:label-cell-address="3__Matematyczne_I.B1:3__Matematyczne_I.B1" chart:class="chart:scatter">
            <chart:domain table:cell-range-address="3__Matematyczne_I.A2:3__Matematyczne_I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3__Matematyczne_I.B1:3__Matematyczne_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3__Matematyczne_I.A2:3__Matematyczne_I.A102</svg:desc>
                </draw:g>
              </table:table-cell>
              <table:table-cell office:value-type="float" office:value="0.0416666666666667">
                <text:p>0.0416666666666667</text:p>
                <draw:g>
                  <svg:desc>3__Matematyczne_I.B2:3__Matematyczne_I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8">
                <text:p>0.108225108225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minimum="-360" chart:maximum="360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4cm" svg:height="8.996cm" xlink:href=".." xlink:type="simple" chart:class="chart:scatter" chart:style-name="ch1">
        <chart:legend chart:legend-position="end" svg:x="13.211cm" svg:y="3.78cm" style:legend-expansion="high" chart:style-name="ch2"/>
        <chart:plot-area chart:style-name="ch3" table:cell-range-address="4__Matematyczne_II.A2:4__Matematyczne_II.D146 4__Matematyczne_II.B1:4__Matematyczne_II.D1" chart:data-source-has-labels="row" svg:x="0.319cm" svg:y="0.179cm" svg:width="12.573cm" svg:height="8.638cm">
          <chartooo:coordinate-region svg:x="0.861cm" svg:y="0.352cm" svg:width="12.031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__Matematyczne_II.B2:4__Matematyczne_II.B146" chart:label-cell-address="4__Matematyczne_II.B1:4__Matematyczne_II.B1" chart:class="chart:scatter">
            <chart:domain table:cell-range-address="4__Matematyczne_II.A2:4__Matematyczne_II.A146"/>
            <chart:data-point chart:repeated="145"/>
          </chart:series>
          <chart:series chart:style-name="ch8" chart:values-cell-range-address="4__Matematyczne_II.C2:4__Matematyczne_II.C146" chart:label-cell-address="4__Matematyczne_II.C1:4__Matematyczne_II.C1" chart:class="chart:scatter">
            <chart:data-point chart:repeated="145"/>
          </chart:series>
          <chart:series chart:style-name="ch9" chart:values-cell-range-address="4__Matematyczne_II.D2:4__Matematyczne_II.D146" chart:label-cell-address="4__Matematyczne_II.D1:4__Matematyczne_II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4__Matematyczne_II.B1:4__Matematyczne_II.B1</svg:desc>
                </draw:g>
              </table:table-cell>
              <table:table-cell office:value-type="string">
                <text:p>y = sin(3x)</text:p>
                <draw:g>
                  <svg:desc>4__Matematyczne_II.C1:4__Matematyczne_II.C1</svg:desc>
                </draw:g>
              </table:table-cell>
              <table:table-cell office:value-type="string">
                <text:p>y = 3sin(x)</text:p>
                <draw:g>
                  <svg:desc>4__Matematyczne_II.D1:4__Matematyczne_II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4__Matematyczne_II.A2:4__Matematyczne_II.A146</svg:desc>
                </draw:g>
              </table:table-cell>
              <table:table-cell office:value-type="float" office:value="2.45029690981724E-016">
                <text:p>2.45029690981724E-016</text:p>
                <draw:g>
                  <svg:desc>4__Matematyczne_II.B2:4__Matematyczne_II.B146</svg:desc>
                </draw:g>
              </table:table-cell>
              <table:table-cell office:value-type="float" office:value="7.35089072945172E-016">
                <text:p>7.35089072945172E-016</text:p>
                <draw:g>
                  <svg:desc>4__Matematyczne_II.C2:4__Matematyczne_II.C146</svg:desc>
                </draw:g>
              </table:table-cell>
              <table:table-cell office:value-type="float" office:value="7.35089072945172E-016">
                <text:p>7.35089072945172E-016</text:p>
                <draw:g>
                  <svg:desc>4__Matematyczne_II.D2:4__Matematyczne_II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57422745431E-016">
                <text:p>-6.125742274543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90059381963448E-016">
                <text:p>4.90059381963448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514845490862E-016">
                <text:p>-1.22514845490862E-016</text:p>
              </table:table-cell>
              <table:table-cell office:value-type="float" office:value="-3.67544536472586E-016">
                <text:p>-3.67544536472586E-016</text:p>
              </table:table-cell>
              <table:table-cell office:value-type="float" office:value="-3.67544536472586E-016">
                <text:p>-3.6754453647258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5029690981724E-016">
                <text:p>2.45029690981724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514845490862E-016">
                <text:p>-1.22514845490862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514845490862E-016">
                <text:p>1.22514845490862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5029690981724E-016">
                <text:p>-2.45029690981724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514845490862E-016">
                <text:p>1.22514845490862E-016</text:p>
              </table:table-cell>
              <table:table-cell office:value-type="float" office:value="3.67544536472586E-016">
                <text:p>3.67544536472586E-016</text:p>
              </table:table-cell>
              <table:table-cell office:value-type="float" office:value="3.67544536472586E-016">
                <text:p>3.6754453647258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90059381963448E-016">
                <text:p>-4.90059381963448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57422745431E-016">
                <text:p>6.125742274543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5029690981724E-016">
                <text:p>-2.45029690981724E-016</text:p>
              </table:table-cell>
              <table:table-cell office:value-type="float" office:value="-7.35089072945172E-016">
                <text:p>-7.35089072945172E-016</text:p>
              </table:table-cell>
              <table:table-cell office:value-type="float" office:value="-7.35089072945172E-016">
                <text:p>-7.3508907294517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0000">
      <style:chart-properties chart:symbol-type="named-symbol" chart:symbol-name="square" chart:symbol-width="0.141cm" chart:symbol-height="0.141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88cm" svg:height="8.996cm" xlink:href=".." xlink:type="simple" chart:class="chart:scatter" chart:style-name="ch1">
        <chart:legend chart:legend-position="end" svg:x="15.048cm" svg:y="4.225cm" style:legend-expansion="high" chart:style-name="ch2"/>
        <chart:plot-area chart:style-name="ch3" table:cell-range-address="5__Pomiary.A2:5__Pomiary.B32 5__Pomiary.B1:5__Pomiary.B1" chart:data-source-has-labels="row" svg:x="0.319cm" svg:y="0.179cm" svg:width="14.41cm" svg:height="8.638cm">
          <chartooo:coordinate-region svg:x="0.861cm" svg:y="0.352cm" svg:width="13.641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__Pomiary.B2:5__Pomiary.B32" chart:label-cell-address="5__Pomiary.B1:5__Pomiary.B1" chart:class="chart:scatter">
            <chart:domain table:cell-range-address="5__Pomiary.A2:5__Pomiary.A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5__Pomiary.B1:5__Pomia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__Pomiary.A2:5__Pomiary.A32</svg:desc>
                </draw:g>
              </table:table-cell>
              <table:table-cell office:value-type="float" office:value="1.92407596103626">
                <text:p>1.92407596103626</text:p>
                <draw:g>
                  <svg:desc>5__Pomiary.B2:5__Pomiary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10000">
      <style:chart-properties chart:display-label="true" chart:tick-marks-major-inner="false" chart:tick-marks-major-outer="false" chart:logarithmic="tru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10000">
      <style:chart-properties chart:link-data-style-to-source="true"/>
      <style:graphic-properties draw:stroke="none" draw:fill-color="#4d6884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2060"/>
    </style:style>
    <style:style style:name="ch8" style:family="chart">
      <style:chart-properties chart:solid-type="cuboid"/>
      <style:graphic-properties draw:fill-color="#ff0000"/>
    </style:style>
    <style:style style:name="ch9" style:family="chart">
      <style:chart-properties chart:solid-type="cuboid"/>
      <style:graphic-properties draw:fill-color="#ffc000"/>
    </style:style>
    <style:style style:name="ch10" style:family="chart">
      <style:chart-properties chart:solid-type="cuboid"/>
      <style:graphic-properties draw:fill-color="#548235"/>
    </style:style>
    <style:style style:name="ch11" style:family="chart">
      <style:chart-properties chart:solid-type="cuboid"/>
      <style:graphic-properties draw:fill-color="#720404"/>
    </style:style>
    <style:style style:name="ch12" style:family="chart">
      <style:chart-properties chart:solid-type="cuboid"/>
      <style:graphic-properties draw:fill-color="#bdd7ee"/>
    </style:style>
    <style:style style:name="ch13" style:family="chart">
      <style:chart-properties chart:solid-type="cuboid"/>
      <style:graphic-properties draw:fill-color="#115301"/>
    </style:style>
    <style:style style:name="ch14" style:family="chart">
      <style:chart-properties chart:solid-type="cuboid"/>
      <style:graphic-properties draw:fill-color="#92d050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571cm" svg:height="11.452cm" xlink:href=".." xlink:type="simple" chart:class="chart:bar" chart:style-name="ch1">
        <chart:plot-area chart:style-name="ch2" table:cell-range-address="6__Nazwiska.A1:6__Nazwiska.B9" chart:data-source-has-labels="both" svg:x="0.491cm" svg:y="0.229cm" svg:width="23.589cm" svg:height="10.994cm">
          <chartooo:coordinate-region svg:x="1.888cm" svg:y="0.402cm" svg:width="22.192cm" svg:height="10.227cm"/>
          <chart:axis chart:dimension="x" chart:name="primary-x" chart:style-name="ch3" chartooo:axis-type="text">
            <chart:categories table:cell-range-address="6__Nazwiska.A2:6__Nazwiska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6__Nazwiska.B2:6__Nazwiska.B9" chart:label-cell-address="6__Nazwiska.B1:6__Nazwiska.B1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6__Nazwiska.B1:6__Nazwisk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6__Nazwiska.A2:6__Nazwiska.A9</svg:desc>
                </draw:g>
              </table:table-cell>
              <table:table-cell office:value-type="float" office:value="24773">
                <text:p>24773</text:p>
                <draw:g>
                  <svg:desc>6__Nazwiska.B2:6__Nazwiska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visible="fals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1000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01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08cm" svg:height="8.996cm" xlink:href=".." xlink:type="simple" chart:class="chart:bar" chart:style-name="ch1">
        <chart:legend chart:legend-position="end" svg:x="12.865cm" svg:y="4.003cm" style:legend-expansion="high" chart:style-name="ch2"/>
        <chart:plot-area chart:style-name="ch3" table:cell-range-address="7__Klasyfikacja.A1:7__Klasyfikacja.C11" chart:data-source-has-labels="both" svg:x="0.32cm" svg:y="0.179cm" svg:width="12.225cm" svg:height="8.638cm">
          <chartooo:coordinate-region svg:x="0.871cm" svg:y="0.352cm" svg:width="10.778cm" svg:height="7.871cm"/>
          <chart:axis chart:dimension="x" chart:name="primary-x" chart:style-name="ch4" chartooo:axis-type="text">
            <chart:categories table:cell-range-address="7__Klasyfikacja.A2:7__Klasyfikacja.A1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7__Klasyfikacja.B2:7__Klasyfikacja.B11" chart:label-cell-address="7__Klasyfikacja.B1:7__Klasyfikacja.B1" chart:class="chart:bar">
            <chart:data-point chart:repeated="10"/>
          </chart:series>
          <chart:series chart:attached-axis="secondary-y" chart:style-name="ch10" chart:values-cell-range-address="7__Klasyfikacja.C2:7__Klasyfikacja.C11" chart:label-cell-address="7__Klasyfikacja.C1:7__Klasyfikacja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7__Klasyfikacja.B1:7__Klasyfikacja.B1</svg:desc>
                </draw:g>
              </table:table-cell>
              <table:table-cell office:value-type="string">
                <text:p>Frekwencja</text:p>
                <draw:g>
                  <svg:desc>7__Klasyfikacja.C1:7__Klasyfikacj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7__Klasyfikacja.A2:7__Klasyfikacja.A11</svg:desc>
                </draw:g>
              </table:table-cell>
              <table:table-cell office:value-type="float" office:value="2.94">
                <text:p>2.94</text:p>
                <draw:g>
                  <svg:desc>7__Klasyfikacja.B2:7__Klasyfikacja.B11</svg:desc>
                </draw:g>
              </table:table-cell>
              <table:table-cell office:value-type="float" office:value="0.770497387908227">
                <text:p>0.770497387908227</text:p>
                <draw:g>
                  <svg:desc>7__Klasyfikacja.C2:7__Klasyfikacja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1">
                <text:p>3.1</text:p>
              </table:table-cell>
              <table:table-cell office:value-type="float" office:value="0.754803107379031">
                <text:p>0.75480310737903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.37">
                <text:p>1.37</text:p>
              </table:table-cell>
              <table:table-cell office:value-type="float" office:value="0.926132017332123">
                <text:p>0.926132017332123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75">
                <text:p>4.75</text:p>
              </table:table-cell>
              <table:table-cell office:value-type="float" office:value="0.916446294331576">
                <text:p>0.916446294331576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58">
                <text:p>3.58</text:p>
              </table:table-cell>
              <table:table-cell office:value-type="float" office:value="0.548178315994509">
                <text:p>0.548178315994509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01">
                <text:p>2.01</text:p>
              </table:table-cell>
              <table:table-cell office:value-type="float" office:value="0.77930380947221">
                <text:p>0.7793038094722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.66">
                <text:p>1.66</text:p>
              </table:table-cell>
              <table:table-cell office:value-type="float" office:value="0.769085328973839">
                <text:p>0.76908532897383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2.42">
                <text:p>2.42</text:p>
              </table:table-cell>
              <table:table-cell office:value-type="float" office:value="0.832099180773314">
                <text:p>0.83209918077331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54">
                <text:p>3.54</text:p>
              </table:table-cell>
              <table:table-cell office:value-type="float" office:value="0.912352456344762">
                <text:p>0.912352456344762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28">
                <text:p>1.28</text:p>
              </table:table-cell>
              <table:table-cell office:value-type="float" office:value="0.530134785597752">
                <text:p>0.5301347855977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